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Roman" svg:font-family="'Times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fo:font-size="11pt" officeooo:rsid="0002cb93" officeooo:paragraph-rsid="0002e873" style:font-size-asian="11pt" style:font-size-complex="11pt"/>
    </style:style>
    <style:style style:name="P2" style:family="paragraph" style:parent-style-name="Standard">
      <style:paragraph-properties fo:text-align="justify" style:justify-single-word="false"/>
      <style:text-properties fo:font-size="11pt" officeooo:rsid="0002cb93" officeooo:paragraph-rsid="0002cb93" style:font-size-asian="11pt" style:font-size-complex="11pt"/>
    </style:style>
    <style:style style:name="P3" style:family="paragraph" style:parent-style-name="Standard">
      <style:paragraph-properties fo:text-align="justify" style:justify-single-word="false"/>
      <style:text-properties fo:font-size="11pt" officeooo:paragraph-rsid="0002e873" style:font-size-asian="11pt" style:font-size-complex="11pt"/>
    </style:style>
    <style:style style:name="P4" style:family="paragraph" style:parent-style-name="Standard">
      <style:paragraph-properties fo:text-align="justify" style:justify-single-word="false"/>
      <style:text-properties fo:font-size="11pt" officeooo:rsid="002bcc56" officeooo:paragraph-rsid="0002e873" style:font-size-asian="11pt" style:font-size-complex="11pt"/>
    </style:style>
    <style:style style:name="P5" style:family="paragraph" style:parent-style-name="Standard">
      <style:paragraph-properties fo:text-align="justify" style:justify-single-word="false"/>
      <style:text-properties fo:font-size="11pt" officeooo:rsid="00342df4" officeooo:paragraph-rsid="0002e873" style:font-size-asian="11pt" style:font-size-complex="11pt"/>
    </style:style>
    <style:style style:name="P6" style:family="paragraph" style:parent-style-name="Standard">
      <style:paragraph-properties fo:text-align="justify" style:justify-single-word="false"/>
      <style:text-properties fo:font-size="11pt" officeooo:rsid="002ad8e9" officeooo:paragraph-rsid="0002e873" style:font-size-asian="11pt" style:font-size-complex="11pt"/>
    </style:style>
    <style:style style:name="P7" style:family="paragraph" style:parent-style-name="Standard">
      <style:paragraph-properties fo:text-align="justify" style:justify-single-word="false"/>
      <style:text-properties fo:font-size="11pt" officeooo:rsid="00392c7f" officeooo:paragraph-rsid="0002e873" style:font-size-asian="11pt" style:font-size-complex="11pt"/>
    </style:style>
    <style:style style:name="P8" style:family="paragraph" style:parent-style-name="Standard">
      <style:paragraph-properties fo:text-align="justify" style:justify-single-word="false"/>
      <style:text-properties fo:font-size="11pt" officeooo:rsid="000498ac" officeooo:paragraph-rsid="000498ac" style:font-size-asian="11pt" style:font-size-complex="11pt"/>
    </style:style>
    <style:style style:name="P9" style:family="paragraph" style:parent-style-name="Standard">
      <style:paragraph-properties fo:text-align="justify" style:justify-single-word="false"/>
      <style:text-properties fo:font-size="11pt" fo:font-style="italic" officeooo:paragraph-rsid="0002e873" style:font-size-asian="11pt" style:font-style-asian="italic" style:font-size-complex="11pt" style:font-style-complex="italic"/>
    </style:style>
    <style:style style:name="P10" style:family="paragraph" style:parent-style-name="Standard">
      <style:paragraph-properties fo:text-align="justify" style:justify-single-word="false"/>
      <style:text-properties fo:font-size="11pt" fo:font-style="italic" officeooo:rsid="000498ac" officeooo:paragraph-rsid="000498ac" style:font-size-asian="11pt" style:font-style-asian="italic" style:font-size-complex="11pt" style:font-style-complex="italic"/>
    </style:style>
    <style:style style:name="P11" style:family="paragraph" style:parent-style-name="Standard">
      <style:paragraph-properties fo:text-align="justify" style:justify-single-word="false"/>
      <style:text-properties fo:font-size="11pt" fo:font-weight="normal" officeooo:rsid="004e733f" officeooo:paragraph-rsid="000557b6" style:font-size-asian="11pt" style:font-weight-asian="normal" style:font-size-complex="11pt" style:font-weight-complex="normal"/>
    </style:style>
    <style:style style:name="P12" style:family="paragraph" style:parent-style-name="Standard">
      <style:paragraph-properties fo:text-align="justify" style:justify-single-word="false"/>
      <style:text-properties fo:font-size="11pt" fo:font-weight="bold" officeooo:rsid="0002cb93" officeooo:paragraph-rsid="0002cb93" style:font-size-asian="11pt" style:font-weight-asian="bold" style:font-size-complex="11pt" style:font-weight-complex="bold"/>
    </style:style>
    <style:style style:name="P13" style:family="paragraph" style:parent-style-name="Standard">
      <style:paragraph-properties fo:text-align="justify" style:justify-single-word="false"/>
      <style:text-properties fo:font-size="11pt" fo:font-weight="bold" officeooo:rsid="000557b6" officeooo:paragraph-rsid="000557b6" style:font-size-asian="11pt" style:font-weight-asian="bold" style:font-size-complex="11pt" style:font-weight-complex="bold"/>
    </style:style>
    <style:style style:name="P14" style:family="paragraph" style:parent-style-name="Standard">
      <style:paragraph-properties fo:text-align="justify" style:justify-single-word="false"/>
      <style:text-properties officeooo:rsid="008a97b5" officeooo:paragraph-rsid="000f94b8"/>
    </style:style>
    <style:style style:name="P15" style:family="paragraph" style:parent-style-name="Standard">
      <style:paragraph-properties fo:text-align="justify" style:justify-single-word="false"/>
      <style:text-properties officeooo:rsid="008e1ee5" officeooo:paragraph-rsid="000f94b8"/>
    </style:style>
    <style:style style:name="P16" style:family="paragraph" style:parent-style-name="Standard">
      <style:paragraph-properties fo:text-align="justify" style:justify-single-word="false"/>
      <style:text-properties officeooo:rsid="0092fd34" officeooo:paragraph-rsid="000f94b8"/>
    </style:style>
    <style:style style:name="P17" style:family="paragraph" style:parent-style-name="Standard">
      <style:paragraph-properties fo:text-align="justify" style:justify-single-word="false"/>
      <style:text-properties fo:font-style="italic" officeooo:rsid="00144c16" officeooo:paragraph-rsid="00144c16" style:font-style-asian="italic" style:font-style-complex="italic"/>
    </style:style>
    <style:style style:name="P18" style:family="paragraph" style:parent-style-name="Standard">
      <style:paragraph-properties fo:text-align="justify" style:justify-single-word="false"/>
      <style:text-properties officeooo:rsid="00144c16" officeooo:paragraph-rsid="00144c16"/>
    </style:style>
    <style:style style:name="P19" style:family="paragraph" style:parent-style-name="Standard">
      <style:paragraph-properties fo:text-align="justify" style:justify-single-word="false"/>
      <style:text-properties fo:font-style="normal" officeooo:rsid="0015ec39" officeooo:paragraph-rsid="0015ec39" style:font-style-asian="normal" style:font-style-complex="normal"/>
    </style:style>
    <style:style style:name="P20" style:family="paragraph" style:parent-style-name="Standard">
      <style:paragraph-properties fo:text-align="justify" style:justify-single-word="false"/>
      <style:text-properties fo:font-style="normal" officeooo:rsid="001092e4" officeooo:paragraph-rsid="0015ec39" style:font-style-asian="normal" style:font-style-complex="normal"/>
    </style:style>
    <style:style style:name="P21" style:family="paragraph" style:parent-style-name="Standard">
      <style:paragraph-properties fo:text-align="justify" style:justify-single-word="false"/>
      <style:text-properties officeooo:rsid="00175146" officeooo:paragraph-rsid="00175146"/>
    </style:style>
    <style:style style:name="P22" style:family="paragraph" style:parent-style-name="Standard">
      <style:paragraph-properties fo:text-align="justify" style:justify-single-word="false"/>
      <style:text-properties fo:font-weight="bold" officeooo:rsid="0002cb93" officeooo:paragraph-rsid="0002cb93" style:font-weight-asian="bold" style:font-weight-complex="bold"/>
    </style:style>
    <style:style style:name="P23" style:family="paragraph" style:parent-style-name="Standard">
      <style:paragraph-properties fo:text-align="justify" style:justify-single-word="false"/>
      <style:text-properties fo:font-weight="bold" officeooo:rsid="0002cb93" officeooo:paragraph-rsid="000557b6" style:font-weight-asian="bold" style:font-weight-complex="bold"/>
    </style:style>
    <style:style style:name="P24" style:family="paragraph" style:parent-style-name="Standard">
      <style:paragraph-properties fo:text-align="justify" style:justify-single-word="false"/>
      <style:text-properties fo:font-weight="bold" officeooo:rsid="001e9595" officeooo:paragraph-rsid="001e9595" style:font-weight-asian="bold" style:font-weight-complex="bold"/>
    </style:style>
    <style:style style:name="P25" style:family="paragraph" style:parent-style-name="Standard">
      <style:paragraph-properties fo:text-align="justify" style:justify-single-word="false"/>
      <style:text-properties officeooo:rsid="0002cb93" officeooo:paragraph-rsid="0002cb93"/>
    </style:style>
    <style:style style:name="P26" style:family="paragraph" style:parent-style-name="Standard">
      <style:paragraph-properties fo:text-align="justify" style:justify-single-word="false"/>
      <style:text-properties officeooo:rsid="0002cb93" officeooo:paragraph-rsid="00144c16"/>
    </style:style>
    <style:style style:name="P27" style:family="paragraph" style:parent-style-name="Standard">
      <style:paragraph-properties fo:text-align="justify" style:justify-single-word="false"/>
      <style:text-properties officeooo:rsid="001092e4" officeooo:paragraph-rsid="001092e4"/>
    </style:style>
    <style:style style:name="P28" style:family="paragraph" style:parent-style-name="Standard">
      <style:paragraph-properties fo:text-align="justify" style:justify-single-word="false"/>
      <style:text-properties fo:font-weight="normal" officeooo:rsid="000f94b8" officeooo:paragraph-rsid="000f94b8" style:font-weight-asian="normal" style:font-weight-complex="normal"/>
    </style:style>
    <style:style style:name="P29" style:family="paragraph" style:parent-style-name="Standard">
      <style:paragraph-properties fo:text-align="justify" style:justify-single-word="false"/>
      <style:text-properties fo:font-weight="normal" officeooo:rsid="0002cb93" officeooo:paragraph-rsid="0002cb93" style:font-weight-asian="normal" style:font-weight-complex="normal"/>
    </style:style>
    <style:style style:name="P30" style:family="paragraph" style:parent-style-name="Standard">
      <style:paragraph-properties fo:text-align="justify" style:justify-single-word="false"/>
      <style:text-properties fo:font-weight="normal" officeooo:rsid="000fa0dc" officeooo:paragraph-rsid="000fa0dc" style:font-weight-asian="normal" style:font-weight-complex="normal"/>
    </style:style>
    <style:style style:name="P31" style:family="paragraph" style:parent-style-name="Standard">
      <style:paragraph-properties fo:text-align="justify" style:justify-single-word="false"/>
      <style:text-properties officeooo:rsid="008a7299" officeooo:paragraph-rsid="000fa0dc"/>
    </style:style>
    <style:style style:name="P32" style:family="paragraph" style:parent-style-name="Standard">
      <style:paragraph-properties fo:text-align="justify" style:justify-single-word="false"/>
      <style:text-properties officeooo:rsid="008a7299" officeooo:paragraph-rsid="001d6fcf"/>
    </style:style>
    <style:style style:name="P33" style:family="paragraph" style:parent-style-name="Standard">
      <style:paragraph-properties fo:text-align="justify" style:justify-single-word="false"/>
      <style:text-properties style:font-name="Liberation Serif" fo:font-size="11pt" fo:font-weight="bold" officeooo:rsid="001e9595" officeooo:paragraph-rsid="001e9595" style:font-size-asian="11pt" style:font-weight-asian="bold" style:font-size-complex="11pt" style:font-weight-complex="bold"/>
    </style:style>
    <style:style style:name="P34" style:family="paragraph" style:parent-style-name="Standard">
      <style:paragraph-properties fo:line-height="100%" fo:text-align="justify" style:justify-single-word="false"/>
      <style:text-properties style:font-name="Liberation Serif" fo:font-size="11pt" fo:language="en" fo:country="US" fo:font-weight="normal" officeooo:paragraph-rsid="001e9595" style:font-size-asian="11pt" style:font-weight-asian="normal" style:font-name-complex="Calibri" style:font-size-complex="11pt" style:font-weight-complex="normal"/>
    </style:style>
    <style:style style:name="P35" style:family="paragraph" style:parent-style-name="Standard">
      <style:paragraph-properties fo:text-align="justify" style:justify-single-word="false"/>
      <style:text-properties style:font-name="Liberation Serif" fo:font-size="11pt" fo:language="en" fo:country="US" fo:font-weight="normal" officeooo:rsid="001e9595" officeooo:paragraph-rsid="001e9595" style:font-size-asian="11pt" style:font-weight-asian="normal" style:font-name-complex="Calibri" style:font-size-complex="11pt" style:font-weight-complex="normal"/>
    </style:style>
    <style:style style:name="P36" style:family="paragraph" style:parent-style-name="Standard">
      <style:paragraph-properties fo:text-align="justify" style:justify-single-word="false"/>
      <style:text-properties style:font-name="Liberation Serif" fo:font-size="11pt" fo:language="en" fo:country="US" fo:font-weight="normal" officeooo:rsid="001e9595" officeooo:paragraph-rsid="001e9595" style:font-size-asian="11pt" style:font-weight-asian="normal" style:font-name-complex="Calibri" style:font-size-complex="11pt" style:font-weight-complex="bold"/>
    </style:style>
    <style:style style:name="P37" style:family="paragraph" style:parent-style-name="Standard">
      <style:paragraph-properties fo:text-align="justify" style:justify-single-word="false"/>
      <style:text-properties style:font-name="Liberation Serif" fo:font-size="11pt" fo:language="en" fo:country="US" fo:font-weight="bold" officeooo:rsid="001e9595" officeooo:paragraph-rsid="001e9595" style:font-size-asian="11pt" style:font-weight-asian="bold" style:font-name-complex="Calibri" style:font-size-complex="11pt" style:font-weight-complex="bold"/>
    </style:style>
    <style:style style:name="P38" style:family="paragraph" style:parent-style-name="Standard">
      <style:paragraph-properties fo:line-height="100%" fo:text-align="justify" style:justify-single-word="false"/>
      <style:text-properties style:font-name="Times Roman" fo:font-size="11pt" fo:language="en" fo:country="US" fo:font-weight="normal" officeooo:paragraph-rsid="001e9595" style:font-size-asian="11pt" style:font-weight-asian="normal" style:font-name-complex="Calibri" style:font-size-complex="11pt" style:font-weight-complex="normal"/>
    </style:style>
    <style:style style:name="P39" style:family="paragraph" style:parent-style-name="Standard">
      <style:paragraph-properties fo:text-align="justify" style:justify-single-word="false"/>
    </style:style>
    <style:style style:name="P40" style:family="paragraph" style:parent-style-name="Standard">
      <style:paragraph-properties fo:text-align="justify" style:justify-single-word="false"/>
      <style:text-properties fo:font-size="13pt" fo:font-weight="bold" officeooo:rsid="001c4584" officeooo:paragraph-rsid="001c4584" style:font-size-asian="11pt" style:font-weight-asian="bold" style:font-size-complex="11pt" style:font-weight-complex="bold"/>
    </style:style>
    <style:style style:name="P41" style:family="paragraph" style:parent-style-name="Standard">
      <style:paragraph-properties fo:text-align="justify" style:justify-single-word="false" style:writing-mode="lr-tb"/>
      <style:text-properties fo:font-weight="normal" officeooo:rsid="0094fcc4" officeooo:paragraph-rsid="000f94b8" style:font-weight-asian="normal" style:font-weight-complex="normal"/>
    </style:style>
    <style:style style:name="P42" style:family="paragraph" style:parent-style-name="Standard">
      <style:paragraph-properties fo:text-align="justify" style:justify-single-word="false" style:writing-mode="lr-tb"/>
      <style:text-properties fo:font-size="11pt" officeooo:rsid="0002cb93" officeooo:paragraph-rsid="0002e873" style:font-size-asian="11pt" style:font-size-complex="11pt"/>
    </style:style>
    <style:style style:name="P43" style:family="paragraph" style:parent-style-name="Standard">
      <style:paragraph-properties fo:text-align="justify" style:justify-single-word="false" style:writing-mode="lr-tb"/>
      <style:text-properties officeooo:rsid="0078790b" officeooo:paragraph-rsid="000f94b8"/>
    </style:style>
    <style:style style:name="P44" style:family="paragraph" style:parent-style-name="Standard">
      <style:paragraph-properties fo:text-align="justify" style:justify-single-word="false" fo:break-before="page"/>
      <style:text-properties fo:font-weight="bold" officeooo:rsid="001e9595" officeooo:paragraph-rsid="001e9595" style:font-weight-asian="bold" style:font-weight-complex="bold"/>
    </style:style>
    <style:style style:name="P45" style:family="paragraph" style:parent-style-name="Standard">
      <style:paragraph-properties fo:text-align="justify" style:justify-single-word="false" fo:break-before="page"/>
      <style:text-properties fo:font-weight="bold" officeooo:rsid="008a7299" officeooo:paragraph-rsid="001d6fcf" style:font-weight-asian="bold" style:font-weight-complex="bold"/>
    </style:style>
    <style:style style:name="P46" style:family="paragraph" style:parent-style-name="Bibliography_20_1">
      <style:paragraph-properties fo:text-align="justify" style:justify-single-word="false" fo:break-before="page"/>
    </style:style>
    <style:style style:name="P47" style:family="paragraph" style:parent-style-name="Bibliography_20_1">
      <style:paragraph-properties fo:text-align="justify" style:justify-single-word="false"/>
    </style:style>
    <style:style style:name="P48" style:family="paragraph" style:parent-style-name="Standard" style:list-style-name="L1">
      <style:paragraph-properties fo:text-align="justify" style:justify-single-word="false"/>
      <style:text-properties fo:font-size="11pt" officeooo:paragraph-rsid="0002e873" style:font-size-asian="11pt" style:font-size-complex="11pt"/>
    </style:style>
    <style:style style:name="P49" style:family="paragraph" style:parent-style-name="Standard" style:list-style-name="L1">
      <style:paragraph-properties fo:text-align="justify" style:justify-single-word="false"/>
      <style:text-properties fo:font-size="11pt" officeooo:rsid="0002cb93" officeooo:paragraph-rsid="0002e873" style:font-size-asian="11pt" style:font-size-complex="11pt"/>
    </style:style>
    <style:style style:name="P50" style:family="paragraph" style:parent-style-name="Standard" style:list-style-name="L2">
      <style:paragraph-properties fo:text-align="justify" style:justify-single-word="false"/>
      <style:text-properties officeooo:rsid="008a7299" officeooo:paragraph-rsid="000f94b8"/>
    </style:style>
    <style:style style:name="P51" style:family="paragraph" style:parent-style-name="Standard" style:list-style-name="L2">
      <style:paragraph-properties fo:text-align="justify" style:justify-single-word="false"/>
      <style:text-properties officeooo:rsid="008a97b5" officeooo:paragraph-rsid="000f94b8"/>
    </style:style>
    <style:style style:name="P52" style:family="paragraph" style:parent-style-name="Standard" style:list-style-name="L3">
      <style:paragraph-properties fo:text-align="justify" style:justify-single-word="false"/>
      <style:text-properties officeooo:rsid="00904be9" officeooo:paragraph-rsid="000f94b8"/>
    </style:style>
    <style:style style:name="P53" style:family="paragraph" style:parent-style-name="Standard" style:list-style-name="L3">
      <style:paragraph-properties fo:text-align="justify" style:justify-single-word="false"/>
      <style:text-properties officeooo:rsid="00905e92" officeooo:paragraph-rsid="000f94b8"/>
    </style:style>
    <style:style style:name="T1" style:family="text">
      <style:text-properties officeooo:rsid="0002e873"/>
    </style:style>
    <style:style style:name="T2" style:family="text">
      <style:text-properties officeooo:rsid="005768ad"/>
    </style:style>
    <style:style style:name="T3" style:family="text">
      <style:text-properties officeooo:rsid="00142266"/>
    </style:style>
    <style:style style:name="T4" style:family="text">
      <style:text-properties officeooo:rsid="0029182b"/>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officeooo:rsid="00125e01" style:font-style-asian="italic" style:font-style-complex="italic"/>
    </style:style>
    <style:style style:name="T8" style:family="text">
      <style:text-properties fo:font-style="italic" officeooo:rsid="00179417" style:font-style-asian="italic" style:font-style-complex="italic"/>
    </style:style>
    <style:style style:name="T9" style:family="text">
      <style:text-properties fo:font-size="11pt" fo:font-weight="normal" style:font-size-asian="11pt" style:font-weight-asian="normal" style:font-name-complex="Calibri" style:font-size-complex="11pt" style:font-weight-complex="normal"/>
    </style:style>
    <style:style style:name="T10" style:family="text">
      <style:text-properties fo:font-size="11pt" style:font-size-asian="11pt" style:font-name-complex="Calibri" style:font-size-complex="11pt"/>
    </style:style>
    <style:style style:name="T11" style:family="text">
      <style:text-properties fo:font-size="11pt" officeooo:rsid="0022b5df" style:font-size-asian="11pt" style:font-size-complex="11pt"/>
    </style:style>
    <style:style style:name="T12" style:family="text">
      <style:text-properties fo:font-size="11pt" officeooo:rsid="00246b29" style:font-size-asian="11pt" style:font-size-complex="11pt"/>
    </style:style>
    <style:style style:name="T13" style:family="text">
      <style:text-properties fo:font-size="11pt" officeooo:rsid="001edfab" style:font-size-asian="11pt" style:font-size-complex="11pt"/>
    </style:style>
    <style:style style:name="T14" style:family="text">
      <style:text-properties fo:font-size="11pt" officeooo:rsid="00261b84" style:font-size-asian="11pt" style:font-size-complex="11pt"/>
    </style:style>
    <style:style style:name="T15" style:family="text">
      <style:text-properties fo:font-size="11pt" officeooo:rsid="0034a178" style:font-size-asian="11pt" style:font-size-complex="11pt"/>
    </style:style>
    <style:style style:name="T16" style:family="text">
      <style:text-properties fo:font-size="11pt" officeooo:rsid="0034e220" style:font-size-asian="11pt" style:font-size-complex="11pt"/>
    </style:style>
    <style:style style:name="T17" style:family="text">
      <style:text-properties fo:font-size="11pt" officeooo:rsid="00095305" style:font-size-asian="11pt" style:font-size-complex="11pt"/>
    </style:style>
    <style:style style:name="T18" style:family="text">
      <style:text-properties fo:font-size="11pt" officeooo:rsid="00392c7f" style:font-size-asian="11pt" style:font-size-complex="11pt"/>
    </style:style>
    <style:style style:name="T19" style:family="text">
      <style:text-properties fo:font-size="11pt" officeooo:rsid="005dd4df" style:font-size-asian="11pt" style:font-size-complex="11pt"/>
    </style:style>
    <style:style style:name="T20" style:family="text">
      <style:text-properties fo:font-size="11pt" officeooo:rsid="00397576" style:font-size-asian="11pt" style:font-size-complex="11pt"/>
    </style:style>
    <style:style style:name="T21" style:family="text">
      <style:text-properties fo:font-size="11pt" officeooo:rsid="003b413d" style:font-size-asian="11pt" style:font-size-complex="11pt"/>
    </style:style>
    <style:style style:name="T22" style:family="text">
      <style:text-properties fo:font-size="11pt" officeooo:rsid="0044604b" style:font-size-asian="11pt" style:font-size-complex="11pt"/>
    </style:style>
    <style:style style:name="T23" style:family="text">
      <style:text-properties fo:font-size="11pt" officeooo:rsid="003b9c25" style:font-size-asian="11pt" style:font-size-complex="11pt"/>
    </style:style>
    <style:style style:name="T24" style:family="text">
      <style:text-properties fo:font-size="11pt" officeooo:rsid="003c7a51" style:font-size-asian="11pt" style:font-size-complex="11pt"/>
    </style:style>
    <style:style style:name="T25" style:family="text">
      <style:text-properties fo:font-size="11pt" officeooo:rsid="003df37d" style:font-size-asian="11pt" style:font-size-complex="11pt"/>
    </style:style>
    <style:style style:name="T26" style:family="text">
      <style:text-properties fo:font-size="11pt" officeooo:rsid="000bfdf0" style:font-size-asian="11pt" style:font-size-complex="11pt"/>
    </style:style>
    <style:style style:name="T27" style:family="text">
      <style:text-properties fo:font-size="11pt" officeooo:rsid="003ee8a3" style:font-size-asian="11pt" style:font-size-complex="11pt"/>
    </style:style>
    <style:style style:name="T28" style:family="text">
      <style:text-properties fo:font-size="11pt" officeooo:rsid="0002cb93" style:font-size-asian="11pt" style:font-size-complex="11pt"/>
    </style:style>
    <style:style style:name="T29" style:family="text">
      <style:text-properties fo:font-size="11pt" fo:font-style="italic" officeooo:rsid="0022b5df" style:font-size-asian="11pt" style:font-style-asian="italic" style:font-size-complex="11pt" style:font-style-complex="italic"/>
    </style:style>
    <style:style style:name="T30" style:family="text">
      <style:text-properties fo:font-size="11pt" fo:font-style="italic" officeooo:rsid="0034a178" style:font-size-asian="11pt" style:font-style-asian="italic" style:font-size-complex="11pt" style:font-style-complex="italic"/>
    </style:style>
    <style:style style:name="T31" style:family="text">
      <style:text-properties fo:font-size="11pt" fo:font-style="italic" officeooo:rsid="00392c7f" style:font-size-asian="11pt" style:font-style-asian="italic" style:font-size-complex="11pt" style:font-style-complex="italic"/>
    </style:style>
    <style:style style:name="T32" style:family="text">
      <style:text-properties fo:font-size="11pt" fo:font-style="italic" officeooo:rsid="003b413d" style:font-size-asian="11pt" style:font-style-asian="italic" style:font-size-complex="11pt" style:font-style-complex="italic"/>
    </style:style>
    <style:style style:name="T33" style:family="text">
      <style:text-properties fo:font-size="11pt" fo:font-style="italic" officeooo:rsid="003b9c25" style:font-size-asian="11pt" style:font-style-asian="italic" style:font-size-complex="11pt" style:font-style-complex="italic"/>
    </style:style>
    <style:style style:name="T34" style:family="text">
      <style:text-properties fo:font-size="11pt" fo:font-style="italic" officeooo:rsid="003df37d" style:font-size-asian="11pt" style:font-style-asian="italic" style:font-size-complex="11pt" style:font-style-complex="italic"/>
    </style:style>
    <style:style style:name="T35" style:family="text">
      <style:text-properties officeooo:rsid="0073da0e"/>
    </style:style>
    <style:style style:name="T36" style:family="text">
      <style:text-properties officeooo:rsid="009d62f2"/>
    </style:style>
    <style:style style:name="T37" style:family="text">
      <style:text-properties officeooo:rsid="00966ebd"/>
    </style:style>
    <style:style style:name="T38" style:family="text">
      <style:text-properties officeooo:rsid="008c883e"/>
    </style:style>
    <style:style style:name="T39" style:family="text">
      <style:text-properties officeooo:rsid="008ea1c9"/>
    </style:style>
    <style:style style:name="T40" style:family="text">
      <style:text-properties officeooo:rsid="00923c84"/>
    </style:style>
    <style:style style:name="T41" style:family="text">
      <style:text-properties officeooo:rsid="00949e4d"/>
    </style:style>
    <style:style style:name="T42" style:family="text">
      <style:text-properties officeooo:rsid="00125e01"/>
    </style:style>
    <style:style style:name="T43" style:family="text">
      <style:text-properties fo:font-style="normal" style:font-style-asian="normal" style:font-style-complex="normal"/>
    </style:style>
    <style:style style:name="T44" style:family="text">
      <style:text-properties fo:font-style="normal" officeooo:rsid="001460ed" style:font-style-asian="normal" style:font-style-complex="normal"/>
    </style:style>
    <style:style style:name="T45" style:family="text">
      <style:text-properties fo:font-style="normal" officeooo:rsid="00175146" style:font-style-asian="normal" style:font-style-complex="normal"/>
    </style:style>
    <style:style style:name="T46" style:family="text">
      <style:text-properties fo:font-style="normal" officeooo:rsid="001a29c9" style:font-style-asian="normal" style:font-style-complex="normal"/>
    </style:style>
    <style:style style:name="T47" style:family="text">
      <style:text-properties officeooo:rsid="0015ec39"/>
    </style:style>
    <style:style style:name="T48" style:family="text">
      <style:text-properties officeooo:rsid="00175146"/>
    </style:style>
    <style:style style:name="T49" style:family="text">
      <style:text-properties fo:language="en" fo:country="US" fo:font-weight="normal" style:font-weight-asian="normal" style:font-name-complex="Calibri" style:font-weight-complex="normal"/>
    </style:style>
    <style:style style:name="T50" style:family="text">
      <style:text-properties fo:language="en" fo:country="US" style:font-name-complex="Calibri"/>
    </style:style>
    <style:style style:name="T51" style:family="text">
      <style:text-properties officeooo:rsid="00215d8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40">SmartSat CRC Project Plan - William John Meakin</text:p>
      <text:p text:style-name="P12"/>
      <text:p text:style-name="P12"/>
      <text:p text:style-name="P12">1. Background</text:p>
      <text:p text:style-name="P2"/>
      <text:p text:style-name="P2">Machine learning has seen rapid development in the last decade, especially for the domain of edge devices where there are significant power, computational and bandwidth restrictions. Many techniques have been demonstrated that aim to lower the complexity of networks while minimising loss of detection accuracy. These typically target competitive performance benchmarks against standard datasets as a measure of their merit. Few have specific goals beyond this, or only target a particular use case.</text:p>
      <text:p text:style-name="P2"/>
      <text:p text:style-name="P2">A unique case of the edge computing domain is ISR satellites, which typically play a passive data collection and dissemination role with processing done further downstream at ground stations. This “offline” processing approach introduces significant delays in converting data to actionable insights, prevents low-latency coordination between end-users (e.g. field operatives) and space-based assets, and precludes more intelligent sensing capabilities; for example, adaptive tasking of the sensor suite based on real-time data enhancement and analytics to improve intelligence gathering.</text:p>
      <text:p text:style-name="P2"/>
      <text:p text:style-name="P2">This presents an opportunity to bring cutting edge optimisation techniques to a novel domain. <text:s/>Enabling higher fidelity information to be generated on-board satellites yields greater capability of making decisions autonomously. The end goal is to enable adaptive ISR on satellites.</text:p>
      <text:p text:style-name="P2"/>
      <text:p text:style-name="P39"><text:span text:style-name="T13">There are many techniques to optimise neural networks. Below is a non-exhaustive </text:span><text:span text:style-name="T14">discussion</text:span><text:span text:style-name="T13"> of those which will be initially investigated for integration into this project’s system.</text:span></text:p>
      <text:p text:style-name="P3"/>
      <text:p text:style-name="P39"><text:span text:style-name="T29">Quantisation</text:span><text:span text:style-name="T11"> is </text:span><text:span text:style-name="T12">a technique by which neural networks can be made more efficient by approximating <text:s/>weights and activations using lower precision data types. This has the side effect of accuracy degradation. Binary Neural Networks (BNN) are the most extreme case where 1-bit values are used, allowing efficient XNOR operations </text:span><text:reference-mark-start text:name="ZOTERO_ITEM CSL_CITATION {&quot;citationID&quot;:&quot;IBBQGdKe&quot;,&quot;properties&quot;:{&quot;formattedCitation&quot;:&quot;[1]&quot;,&quot;plainCitation&quot;:&quot;[1]&quot;,&quot;noteIndex&quot;:0},&quot;citationItems&quot;:[{&quot;id&quot;:9,&quot;uris&quot;:[&quot;http://zotero.org/users/local/g6yzQTns/items/4HP5ITZ6&quot;],&quot;uri&quot;:[&quot;http://zotero.org/users/local/g6yzQTns/items/4HP5ITZ6&quot;],&quot;itemData&quot;:{&quot;id&quot;:9,&quot;type&quot;:&quot;article-journal&quot;,&quot;abstract&quot;:&quot;In this paper, we propose to train convolutional neural networks (CNNs) with both binarized weights and activations, leading to quantized models specifically} for mobile devices with limited power capacity and computation resources. Previous works on quantizing CNNs seek to approximate the floating-point information using a set of discrete values, which we call value approximation, but typically assume the same architecture as the full-precision networks. In this paper, however, we take a novel 'structure approximation' view for quantization---it is very likely that a different architecture may be better for best performance. In particular, we propose a `network decomposition' strategy, named \\textbf{Group-Net}, in which we divide the network into groups. In this way, each full-precision group can be effectively reconstructed by aggregating a set of homogeneous binary branches. In addition, we learn effective connections among groups to improve the representational capability. Moreover, the proposed Group-Net shows strong generalization to other tasks. For instance, we extend Group-Net for highly accurate semantic segmentation by embedding rich context into the binary structure. Experiments on both classification and semantic segmentation tasks demonstrate the superior performance of the proposed methods over various popular architectures. In particular, we outperform the previous best binary neural networks in terms of accuracy and major computation savings.&quot;,&quot;container-title&quot;:&quot;arXiv:1811.10413 [cs]&quot;,&quot;note&quot;:&quot;arXiv: 1811.10413&quot;,&quot;source&quot;:&quot;arXiv.org&quot;,&quot;title&quot;:&quot;Structured Binary Neural Networks for Accurate Image Classification and Semantic Segmentation&quot;,&quot;URL&quot;:&quot;http://arxiv.org/abs/1811.10413&quot;,&quot;author&quot;:[{&quot;family&quot;:&quot;Zhuang&quot;,&quot;given&quot;:&quot;Bohan&quot;},{&quot;family&quot;:&quot;Shen&quot;,&quot;given&quot;:&quot;Chunhua&quot;},{&quot;family&quot;:&quot;Tan&quot;,&quot;given&quot;:&quot;Mingkui&quot;},{&quot;family&quot;:&quot;Liu&quot;,&quot;given&quot;:&quot;Lingqiao&quot;},{&quot;family&quot;:&quot;Reid&quot;,&quot;given&quot;:&quot;Ian&quot;}],&quot;accessed&quot;:{&quot;date-parts&quot;:[[&quot;2021&quot;,10,30]]},&quot;issued&quot;:{&quot;date-parts&quot;:[[&quot;2018&quot;,11,26]]}}}],&quot;schema&quot;:&quot;https://github.com/citation-style-language/schema/raw/master/csl-citation.json&quot;} RNDWftbkhkk4n"/><text:span text:style-name="T12">[1]</text:span><text:reference-mark-end text:name="ZOTERO_ITEM CSL_CITATION {&quot;citationID&quot;:&quot;IBBQGdKe&quot;,&quot;properties&quot;:{&quot;formattedCitation&quot;:&quot;[1]&quot;,&quot;plainCitation&quot;:&quot;[1]&quot;,&quot;noteIndex&quot;:0},&quot;citationItems&quot;:[{&quot;id&quot;:9,&quot;uris&quot;:[&quot;http://zotero.org/users/local/g6yzQTns/items/4HP5ITZ6&quot;],&quot;uri&quot;:[&quot;http://zotero.org/users/local/g6yzQTns/items/4HP5ITZ6&quot;],&quot;itemData&quot;:{&quot;id&quot;:9,&quot;type&quot;:&quot;article-journal&quot;,&quot;abstract&quot;:&quot;In this paper, we propose to train convolutional neural networks (CNNs) with both binarized weights and activations, leading to quantized models specifically} for mobile devices with limited power capacity and computation resources. Previous works on quantizing CNNs seek to approximate the floating-point information using a set of discrete values, which we call value approximation, but typically assume the same architecture as the full-precision networks. In this paper, however, we take a novel 'structure approximation' view for quantization---it is very likely that a different architecture may be better for best performance. In particular, we propose a `network decomposition' strategy, named \\textbf{Group-Net}, in which we divide the network into groups. In this way, each full-precision group can be effectively reconstructed by aggregating a set of homogeneous binary branches. In addition, we learn effective connections among groups to improve the representational capability. Moreover, the proposed Group-Net shows strong generalization to other tasks. For instance, we extend Group-Net for highly accurate semantic segmentation by embedding rich context into the binary structure. Experiments on both classification and semantic segmentation tasks demonstrate the superior performance of the proposed methods over various popular architectures. In particular, we outperform the previous best binary neural networks in terms of accuracy and major computation savings.&quot;,&quot;container-title&quot;:&quot;arXiv:1811.10413 [cs]&quot;,&quot;note&quot;:&quot;arXiv: 1811.10413&quot;,&quot;source&quot;:&quot;arXiv.org&quot;,&quot;title&quot;:&quot;Structured Binary Neural Networks for Accurate Image Classification and Semantic Segmentation&quot;,&quot;URL&quot;:&quot;http://arxiv.org/abs/1811.10413&quot;,&quot;author&quot;:[{&quot;family&quot;:&quot;Zhuang&quot;,&quot;given&quot;:&quot;Bohan&quot;},{&quot;family&quot;:&quot;Shen&quot;,&quot;given&quot;:&quot;Chunhua&quot;},{&quot;family&quot;:&quot;Tan&quot;,&quot;given&quot;:&quot;Mingkui&quot;},{&quot;family&quot;:&quot;Liu&quot;,&quot;given&quot;:&quot;Lingqiao&quot;},{&quot;family&quot;:&quot;Reid&quot;,&quot;given&quot;:&quot;Ian&quot;}],&quot;accessed&quot;:{&quot;date-parts&quot;:[[&quot;2021&quot;,10,30]]},&quot;issued&quot;:{&quot;date-parts&quot;:[[&quot;2018&quot;,11,26]]}}}],&quot;schema&quot;:&quot;https://github.com/citation-style-language/schema/raw/master/csl-citation.json&quot;} RNDWftbkhkk4n"/><text:span text:style-name="T12"> and 32x memory reduction </text:span><text:reference-mark-start text:name="ZOTERO_ITEM CSL_CITATION {&quot;citationID&quot;:&quot;9XWrSYxQ&quot;,&quot;properties&quot;:{&quot;formattedCitation&quot;:&quot;[2]&quot;,&quot;plainCitation&quot;:&quot;[2]&quot;,&quot;noteIndex&quot;:0},&quot;citationItems&quot;:[{&quot;id&quot;:13,&quot;uris&quot;:[&quot;http://zotero.org/users/local/g6yzQTns/items/EE2P5AKX&quot;],&quot;uri&quot;:[&quot;http://zotero.org/users/local/g6yzQTns/items/EE2P5AKX&quot;],&quot;itemData&quot;:{&quot;id&quot;:13,&quot;type&quot;:&quot;chapter&quot;,&quot;container-title&quot;:&quot;Computer Vision – ECCV 2020&quot;,&quot;event-place&quot;:&quot;Cham&quot;,&quot;ISBN&quot;:&quot;978-3-030-58567-9&quot;,&quot;language&quot;:&quot;en&quot;,&quot;note&quot;:&quot;collection-title: Lecture Notes in Computer Science\nDOI: 10.1007/978-3-030-58568-6_9&quot;,&quot;page&quot;:&quot;143-159&quot;,&quot;publisher&quot;:&quot;Springer International Publishing&quot;,&quot;publisher-place&quot;:&quot;Cham&quot;,&quot;source&quot;:&quot;DOI.org (Crossref)&quot;,&quot;title&quot;:&quot;ReActNet: Towards Precise Binary Neural Network with Generalized Activation Functions&quot;,&quot;title-short&quot;:&quot;ReActNet&quot;,&quot;URL&quot;:&quot;https://link.springer.com/10.1007/978-3-030-58568-6_9&quot;,&quot;volume&quot;:&quot;12359&quot;,&quot;editor&quot;:[{&quot;family&quot;:&quot;Vedaldi&quot;,&quot;given&quot;:&quot;Andrea&quot;},{&quot;family&quot;:&quot;Bischof&quot;,&quot;given&quot;:&quot;Horst&quot;},{&quot;family&quot;:&quot;Brox&quot;,&quot;given&quot;:&quot;Thomas&quot;},{&quot;family&quot;:&quot;Frahm&quot;,&quot;given&quot;:&quot;Jan-Michael&quot;}],&quot;author&quot;:[{&quot;family&quot;:&quot;Liu&quot;,&quot;given&quot;:&quot;Zechun&quot;},{&quot;family&quot;:&quot;Shen&quot;,&quot;given&quot;:&quot;Zhiqiang&quot;},{&quot;family&quot;:&quot;Savvides&quot;,&quot;given&quot;:&quot;Marios&quot;},{&quot;family&quot;:&quot;Cheng&quot;,&quot;given&quot;:&quot;Kwang-Ting&quot;}],&quot;accessed&quot;:{&quot;date-parts&quot;:[[&quot;2021&quot;,10,30]]},&quot;issued&quot;:{&quot;date-parts&quot;:[[&quot;2020&quot;]]}}}],&quot;schema&quot;:&quot;https://github.com/citation-style-language/schema/raw/master/csl-citation.json&quot;} RNDIQfT6d0Yrm"/><text:span text:style-name="T12">[2]</text:span><text:reference-mark-end text:name="ZOTERO_ITEM CSL_CITATION {&quot;citationID&quot;:&quot;9XWrSYxQ&quot;,&quot;properties&quot;:{&quot;formattedCitation&quot;:&quot;[2]&quot;,&quot;plainCitation&quot;:&quot;[2]&quot;,&quot;noteIndex&quot;:0},&quot;citationItems&quot;:[{&quot;id&quot;:13,&quot;uris&quot;:[&quot;http://zotero.org/users/local/g6yzQTns/items/EE2P5AKX&quot;],&quot;uri&quot;:[&quot;http://zotero.org/users/local/g6yzQTns/items/EE2P5AKX&quot;],&quot;itemData&quot;:{&quot;id&quot;:13,&quot;type&quot;:&quot;chapter&quot;,&quot;container-title&quot;:&quot;Computer Vision – ECCV 2020&quot;,&quot;event-place&quot;:&quot;Cham&quot;,&quot;ISBN&quot;:&quot;978-3-030-58567-9&quot;,&quot;language&quot;:&quot;en&quot;,&quot;note&quot;:&quot;collection-title: Lecture Notes in Computer Science\nDOI: 10.1007/978-3-030-58568-6_9&quot;,&quot;page&quot;:&quot;143-159&quot;,&quot;publisher&quot;:&quot;Springer International Publishing&quot;,&quot;publisher-place&quot;:&quot;Cham&quot;,&quot;source&quot;:&quot;DOI.org (Crossref)&quot;,&quot;title&quot;:&quot;ReActNet: Towards Precise Binary Neural Network with Generalized Activation Functions&quot;,&quot;title-short&quot;:&quot;ReActNet&quot;,&quot;URL&quot;:&quot;https://link.springer.com/10.1007/978-3-030-58568-6_9&quot;,&quot;volume&quot;:&quot;12359&quot;,&quot;editor&quot;:[{&quot;family&quot;:&quot;Vedaldi&quot;,&quot;given&quot;:&quot;Andrea&quot;},{&quot;family&quot;:&quot;Bischof&quot;,&quot;given&quot;:&quot;Horst&quot;},{&quot;family&quot;:&quot;Brox&quot;,&quot;given&quot;:&quot;Thomas&quot;},{&quot;family&quot;:&quot;Frahm&quot;,&quot;given&quot;:&quot;Jan-Michael&quot;}],&quot;author&quot;:[{&quot;family&quot;:&quot;Liu&quot;,&quot;given&quot;:&quot;Zechun&quot;},{&quot;family&quot;:&quot;Shen&quot;,&quot;given&quot;:&quot;Zhiqiang&quot;},{&quot;family&quot;:&quot;Savvides&quot;,&quot;given&quot;:&quot;Marios&quot;},{&quot;family&quot;:&quot;Cheng&quot;,&quot;given&quot;:&quot;Kwang-Ting&quot;}],&quot;accessed&quot;:{&quot;date-parts&quot;:[[&quot;2021&quot;,10,30]]},&quot;issued&quot;:{&quot;date-parts&quot;:[[&quot;2020&quot;]]}}}],&quot;schema&quot;:&quot;https://github.com/citation-style-language/schema/raw/master/csl-citation.json&quot;} RNDIQfT6d0Yrm"/><text:span text:style-name="T12">. Significant work has been done to overcome this for model deployment to edge-devices.</text:span></text:p>
      <text:p text:style-name="P4"/>
      <text:p text:style-name="Standard"><text:span text:style-name="T30">Pruning</text:span><text:span text:style-name="T15"> allows the Simplification of models by selectively removing unnecessary layers, and has been shown to work with </text:span><text:span text:style-name="T16">acceptable</text:span><text:span text:style-name="T15"> accuracy degradation. </text:span><text:reference-mark-start text:name="ZOTERO_ITEM CSL_CITATION {&quot;citationID&quot;:&quot;GXoEanLk&quot;,&quot;properties&quot;:{&quot;formattedCitation&quot;:&quot;[3]&quot;,&quot;plainCitation&quot;:&quot;[3]&quot;,&quot;noteIndex&quot;:0},&quot;citationItems&quot;:[{&quot;id&quot;:15,&quot;uris&quot;:[&quot;http://zotero.org/users/local/g6yzQTns/items/RZ83U7PB&quot;],&quot;uri&quot;:[&quot;http://zotero.org/users/local/g6yzQTns/items/RZ83U7PB&quot;],&quot;itemData&quot;:{&quot;id&quot;:15,&quot;type&quot;:&quot;article-journal&quot;,&quot;abstract&quot;:&quot;Neural network quantization and pruning are two techniques commonly used to reduce the computational complexity and memory footprint of these models for deployment. However, most existing pruning strategies operate on full-precision and cannot be directly applied to discrete parameter distributions after quantization. In contrast, we study a combination of these two techniques to achieve further network compression. In particular, we propose an effective pruning strategy for selecting redundant low-precision filters. Furthermore, we leverage Bayesian optimization to efficiently determine the pruning ratio for each layer. We conduct extensive experiments on CIFAR-10 and ImageNet with various architectures and precisions. In particular, for ResNet-18 on ImageNet, we prune 26.12% of the model size with Binarized Neural Network quantization, achieving a top-1 classification accuracy of 47.32% in a model of 2.47 MB and 59.30% with a 2-bit DoReFa-Net in 4.36 MB.&quot;,&quot;container-title&quot;:&quot;arXiv:2002.00523 [cs]&quot;,&quot;note&quot;:&quot;arXiv: 2002.00523&quot;,&quot;source&quot;:&quot;arXiv.org&quot;,&quot;title&quot;:&quot;Automatic Pruning for Quantized Neural Networks&quot;,&quot;URL&quot;:&quot;http://arxiv.org/abs/2002.00523&quot;,&quot;author&quot;:[{&quot;family&quot;:&quot;Guerra&quot;,&quot;given&quot;:&quot;Luis&quot;},{&quot;family&quot;:&quot;Zhuang&quot;,&quot;given&quot;:&quot;Bohan&quot;},{&quot;family&quot;:&quot;Reid&quot;,&quot;given&quot;:&quot;Ian&quot;},{&quot;family&quot;:&quot;Drummond&quot;,&quot;given&quot;:&quot;Tom&quot;}],&quot;accessed&quot;:{&quot;date-parts&quot;:[[&quot;2021&quot;,10,30]]},&quot;issued&quot;:{&quot;date-parts&quot;:[[&quot;2020&quot;,2,2]]}}}],&quot;schema&quot;:&quot;https://github.com/citation-style-language/schema/raw/master/csl-citation.json&quot;} RNDcJY0QmPKza"/><text:span text:style-name="T15">[3]</text:span><text:reference-mark-end text:name="ZOTERO_ITEM CSL_CITATION {&quot;citationID&quot;:&quot;GXoEanLk&quot;,&quot;properties&quot;:{&quot;formattedCitation&quot;:&quot;[3]&quot;,&quot;plainCitation&quot;:&quot;[3]&quot;,&quot;noteIndex&quot;:0},&quot;citationItems&quot;:[{&quot;id&quot;:15,&quot;uris&quot;:[&quot;http://zotero.org/users/local/g6yzQTns/items/RZ83U7PB&quot;],&quot;uri&quot;:[&quot;http://zotero.org/users/local/g6yzQTns/items/RZ83U7PB&quot;],&quot;itemData&quot;:{&quot;id&quot;:15,&quot;type&quot;:&quot;article-journal&quot;,&quot;abstract&quot;:&quot;Neural network quantization and pruning are two techniques commonly used to reduce the computational complexity and memory footprint of these models for deployment. However, most existing pruning strategies operate on full-precision and cannot be directly applied to discrete parameter distributions after quantization. In contrast, we study a combination of these two techniques to achieve further network compression. In particular, we propose an effective pruning strategy for selecting redundant low-precision filters. Furthermore, we leverage Bayesian optimization to efficiently determine the pruning ratio for each layer. We conduct extensive experiments on CIFAR-10 and ImageNet with various architectures and precisions. In particular, for ResNet-18 on ImageNet, we prune 26.12% of the model size with Binarized Neural Network quantization, achieving a top-1 classification accuracy of 47.32% in a model of 2.47 MB and 59.30% with a 2-bit DoReFa-Net in 4.36 MB.&quot;,&quot;container-title&quot;:&quot;arXiv:2002.00523 [cs]&quot;,&quot;note&quot;:&quot;arXiv: 2002.00523&quot;,&quot;source&quot;:&quot;arXiv.org&quot;,&quot;title&quot;:&quot;Automatic Pruning for Quantized Neural Networks&quot;,&quot;URL&quot;:&quot;http://arxiv.org/abs/2002.00523&quot;,&quot;author&quot;:[{&quot;family&quot;:&quot;Guerra&quot;,&quot;given&quot;:&quot;Luis&quot;},{&quot;family&quot;:&quot;Zhuang&quot;,&quot;given&quot;:&quot;Bohan&quot;},{&quot;family&quot;:&quot;Reid&quot;,&quot;given&quot;:&quot;Ian&quot;},{&quot;family&quot;:&quot;Drummond&quot;,&quot;given&quot;:&quot;Tom&quot;}],&quot;accessed&quot;:{&quot;date-parts&quot;:[[&quot;2021&quot;,10,30]]},&quot;issued&quot;:{&quot;date-parts&quot;:[[&quot;2020&quot;,2,2]]}}}],&quot;schema&quot;:&quot;https://github.com/citation-style-language/schema/raw/master/csl-citation.json&quot;} RNDcJY0QmPKza"/></text:p>
      <text:p text:style-name="P5">This technique can also be exploited to dynamically reconfigure models based on rates of detections confidences, i.e. add or remove layers based on mostly low or high confidence detections.</text:p>
      <text:p text:style-name="P6"/>
      <text:p text:style-name="P39"><text:span text:style-name="T31">Early Exiting </text:span><text:span text:style-name="T18">is a method of separating neural networks into tiers of complexity with intermediate results between each. Crucially, calculations from lower tiers can be passed onwards to the next to avoid repeated work when some threshold is not met. </text:span><text:span text:style-name="T19">This technique was applied in </text:span><text:reference-mark-start text:name="ZOTERO_ITEM CSL_CITATION {&quot;citationID&quot;:&quot;z4p0NQhL&quot;,&quot;properties&quot;:{&quot;formattedCitation&quot;:&quot;[4]&quot;,&quot;plainCitation&quot;:&quot;[4]&quot;,&quot;noteIndex&quot;:0},&quot;citationItems&quot;:[{&quot;id&quot;:18,&quot;uris&quot;:[&quot;http://zotero.org/users/local/g6yzQTns/items/LZF8MTP2&quot;],&quot;uri&quot;:[&quot;http://zotero.org/users/local/g6yzQTns/items/LZF8MTP2&quot;],&quot;itemData&quot;:{&quot;id&quot;:18,&quot;type&quot;:&quot;article-journal&quot;,&quot;abstract&quot;:&quot;With the advent of the Internet of Everything, more and more devices are connected to the Internet every year. In major cities, in order to maintain normal social order, the demand for deployed cameras is also increasing. In terms of public safety, person Re-Identification (ReID) can play a big role. However, the current methods of ReID are to transfer the collected pedestrian images to the cloud for processing, which will bring huge communication costs. In order to solve this problem, we combine the recently emerging edge computing and use the edge to combine the end devices and the cloud to implement our proposed binarized segmented ResNet. Our method is mainly to divide a complete ResNet into three parts, corresponding to the end devices, the edge, and the cloud. After joint training, the corresponding segmented sub-network is deployed to the corresponding side, and inference is performed to realize ReID. In our experiments, we compared some traditional ReID methods in terms of accuracy and communication overhead. It can be found that our method can greatly reduce the communication cost on the basis of basically not reducing the recognition accuracy of ReID. In general, the communication cost can be reduced by four to eight times.&quot;,&quot;container-title&quot;:&quot;Sensors&quot;,&quot;DOI&quot;:&quot;10.3390/s20236902&quot;,&quot;ISSN&quot;:&quot;1424-8220&quot;,&quot;issue&quot;:&quot;23&quot;,&quot;journalAbbreviation&quot;:&quot;Sensors&quot;,&quot;language&quot;:&quot;en&quot;,&quot;page&quot;:&quot;6902&quot;,&quot;source&quot;:&quot;DOI.org (Crossref)&quot;,&quot;title&quot;:&quot;A Binarized Segmented ResNet Based on Edge Computing for Re-Identification&quot;,&quot;volume&quot;:&quot;20&quot;,&quot;author&quot;:[{&quot;family&quot;:&quot;Chen&quot;,&quot;given&quot;:&quot;Yanming&quot;},{&quot;family&quot;:&quot;Yang&quot;,&quot;given&quot;:&quot;Tianbo&quot;},{&quot;family&quot;:&quot;Li&quot;,&quot;given&quot;:&quot;Chao&quot;},{&quot;family&quot;:&quot;Zhang&quot;,&quot;given&quot;:&quot;Yiwen&quot;}],&quot;issued&quot;:{&quot;date-parts&quot;:[[&quot;2020&quot;,12,3]]}}}],&quot;schema&quot;:&quot;https://github.com/citation-style-language/schema/raw/master/csl-citation.json&quot;} RND0txvyM8GpQ"/><text:span text:style-name="T18">[4]</text:span><text:reference-mark-end text:name="ZOTERO_ITEM CSL_CITATION {&quot;citationID&quot;:&quot;z4p0NQhL&quot;,&quot;properties&quot;:{&quot;formattedCitation&quot;:&quot;[4]&quot;,&quot;plainCitation&quot;:&quot;[4]&quot;,&quot;noteIndex&quot;:0},&quot;citationItems&quot;:[{&quot;id&quot;:18,&quot;uris&quot;:[&quot;http://zotero.org/users/local/g6yzQTns/items/LZF8MTP2&quot;],&quot;uri&quot;:[&quot;http://zotero.org/users/local/g6yzQTns/items/LZF8MTP2&quot;],&quot;itemData&quot;:{&quot;id&quot;:18,&quot;type&quot;:&quot;article-journal&quot;,&quot;abstract&quot;:&quot;With the advent of the Internet of Everything, more and more devices are connected to the Internet every year. In major cities, in order to maintain normal social order, the demand for deployed cameras is also increasing. In terms of public safety, person Re-Identification (ReID) can play a big role. However, the current methods of ReID are to transfer the collected pedestrian images to the cloud for processing, which will bring huge communication costs. In order to solve this problem, we combine the recently emerging edge computing and use the edge to combine the end devices and the cloud to implement our proposed binarized segmented ResNet. Our method is mainly to divide a complete ResNet into three parts, corresponding to the end devices, the edge, and the cloud. After joint training, the corresponding segmented sub-network is deployed to the corresponding side, and inference is performed to realize ReID. In our experiments, we compared some traditional ReID methods in terms of accuracy and communication overhead. It can be found that our method can greatly reduce the communication cost on the basis of basically not reducing the recognition accuracy of ReID. In general, the communication cost can be reduced by four to eight times.&quot;,&quot;container-title&quot;:&quot;Sensors&quot;,&quot;DOI&quot;:&quot;10.3390/s20236902&quot;,&quot;ISSN&quot;:&quot;1424-8220&quot;,&quot;issue&quot;:&quot;23&quot;,&quot;journalAbbreviation&quot;:&quot;Sensors&quot;,&quot;language&quot;:&quot;en&quot;,&quot;page&quot;:&quot;6902&quot;,&quot;source&quot;:&quot;DOI.org (Crossref)&quot;,&quot;title&quot;:&quot;A Binarized Segmented ResNet Based on Edge Computing for Re-Identification&quot;,&quot;volume&quot;:&quot;20&quot;,&quot;author&quot;:[{&quot;family&quot;:&quot;Chen&quot;,&quot;given&quot;:&quot;Yanming&quot;},{&quot;family&quot;:&quot;Yang&quot;,&quot;given&quot;:&quot;Tianbo&quot;},{&quot;family&quot;:&quot;Li&quot;,&quot;given&quot;:&quot;Chao&quot;},{&quot;family&quot;:&quot;Zhang&quot;,&quot;given&quot;:&quot;Yiwen&quot;}],&quot;issued&quot;:{&quot;date-parts&quot;:[[&quot;2020&quot;,12,3]]}}}],&quot;schema&quot;:&quot;https://github.com/citation-style-language/schema/raw/master/csl-citation.json&quot;} RND0txvyM8GpQ"/><text:span text:style-name="T18"> to </text:span><text:span text:style-name="T20">split a neural network between devices in an edge-server scenario. </text:span></text:p>
      <text:p text:style-name="P6"/>
      <text:p text:style-name="P39"><text:span text:style-name="T32">Segmentation</text:span><text:span text:style-name="T21"> is an expensive feature of some neural networks that makes a detection on a per-pixel level, i.e. it allows tracing the exact area around a detection, instead of a simple bounding box. This is useful for cloud removal techniques, and for compressing data through the removal of unnecessary information for efficient transmitting. Efficient segmentation has been applied to cloud</text:span><text:span text:style-name="T22">s</text:span><text:span text:style-name="T21"> in </text:span><text:reference-mark-start text:name="ZOTERO_ITEM CSL_CITATION {&quot;citationID&quot;:&quot;5jCkaZET&quot;,&quot;properties&quot;:{&quot;formattedCitation&quot;:&quot;[5, p.]&quot;,&quot;plainCitation&quot;:&quot;[5, p.]&quot;,&quot;dontUpdate&quot;:true,&quot;noteIndex&quot;:0},&quot;citationItems&quot;:[{&quot;id&quot;:20,&quot;uris&quot;:[&quot;http://zotero.org/users/local/g6yzQTns/items/MQTV63R5&quot;],&quot;uri&quot;:[&quot;http://zotero.org/users/local/g6yzQTns/items/MQTV63R5&quot;],&quot;itemData&quot;:{&quot;id&quot;:20,&quot;type&quot;:&quot;paper-conference&quot;,&quot;container-title&quot;:&quot;2019 IEEE/CVF International Conference on Computer Vision Workshop (ICCVW)&quot;,&quot;DOI&quot;:&quot;10.1109/ICCVW.2019.00302&quot;,&quot;event&quot;:&quot;2019 IEEE/CVF International Conference on Computer Vision Workshop (ICCVW)&quot;,&quot;event-place&quot;:&quot;Seoul, Korea (South)&quot;,&quot;ISBN&quot;:&quot;978-1-72815-023-9&quot;,&quot;page&quot;:&quot;2469-2476&quot;,&quot;publisher&quot;:&quot;IEEE&quot;,&quot;publisher-place&quot;:&quot;Seoul, Korea (South)&quot;,&quot;source&quot;:&quot;DOI.org (Crossref)&quot;,&quot;title&quot;:&quot;Low-Power Neural Networks for Semantic Segmentation of Satellite Images&quot;,&quot;URL&quot;:&quot;https://ieeexplore.ieee.org/document/9022273/&quot;,&quot;author&quot;:[{&quot;family&quot;:&quot;Bahl&quot;,&quot;given&quot;:&quot;Gaetan&quot;},{&quot;family&quot;:&quot;Daniel&quot;,&quot;given&quot;:&quot;Lionel&quot;},{&quot;family&quot;:&quot;Moretti&quot;,&quot;given&quot;:&quot;Matthieu&quot;},{&quot;family&quot;:&quot;Lafarge&quot;,&quot;given&quot;:&quot;Florent&quot;}],&quot;accessed&quot;:{&quot;date-parts&quot;:[[&quot;2021&quot;,10,30]]},&quot;issued&quot;:{&quot;date-parts&quot;:[[&quot;2019&quot;,10]]}},&quot;locator&quot;:&quot;-&quot;}],&quot;schema&quot;:&quot;https://github.com/citation-style-language/schema/raw/master/csl-citation.json&quot;} RNDTg711bvUfO"/><text:span text:style-name="T21">[5]</text:span><text:reference-mark-end text:name="ZOTERO_ITEM CSL_CITATION {&quot;citationID&quot;:&quot;5jCkaZET&quot;,&quot;properties&quot;:{&quot;formattedCitation&quot;:&quot;[5, p.]&quot;,&quot;plainCitation&quot;:&quot;[5, p.]&quot;,&quot;dontUpdate&quot;:true,&quot;noteIndex&quot;:0},&quot;citationItems&quot;:[{&quot;id&quot;:20,&quot;uris&quot;:[&quot;http://zotero.org/users/local/g6yzQTns/items/MQTV63R5&quot;],&quot;uri&quot;:[&quot;http://zotero.org/users/local/g6yzQTns/items/MQTV63R5&quot;],&quot;itemData&quot;:{&quot;id&quot;:20,&quot;type&quot;:&quot;paper-conference&quot;,&quot;container-title&quot;:&quot;2019 IEEE/CVF International Conference on Computer Vision Workshop (ICCVW)&quot;,&quot;DOI&quot;:&quot;10.1109/ICCVW.2019.00302&quot;,&quot;event&quot;:&quot;2019 IEEE/CVF International Conference on Computer Vision Workshop (ICCVW)&quot;,&quot;event-place&quot;:&quot;Seoul, Korea (South)&quot;,&quot;ISBN&quot;:&quot;978-1-72815-023-9&quot;,&quot;page&quot;:&quot;2469-2476&quot;,&quot;publisher&quot;:&quot;IEEE&quot;,&quot;publisher-place&quot;:&quot;Seoul, Korea (South)&quot;,&quot;source&quot;:&quot;DOI.org (Crossref)&quot;,&quot;title&quot;:&quot;Low-Power Neural Networks for Semantic Segmentation of Satellite Images&quot;,&quot;URL&quot;:&quot;https://ieeexplore.ieee.org/document/9022273/&quot;,&quot;author&quot;:[{&quot;family&quot;:&quot;Bahl&quot;,&quot;given&quot;:&quot;Gaetan&quot;},{&quot;family&quot;:&quot;Daniel&quot;,&quot;given&quot;:&quot;Lionel&quot;},{&quot;family&quot;:&quot;Moretti&quot;,&quot;given&quot;:&quot;Matthieu&quot;},{&quot;family&quot;:&quot;Lafarge&quot;,&quot;given&quot;:&quot;Florent&quot;}],&quot;accessed&quot;:{&quot;date-parts&quot;:[[&quot;2021&quot;,10,30]]},&quot;issued&quot;:{&quot;date-parts&quot;:[[&quot;2019&quot;,10]]}},&quot;locator&quot;:&quot;-&quot;}],&quot;schema&quot;:&quot;https://github.com/citation-style-language/schema/raw/master/csl-citation.json&quot;} RNDTg711bvUfO"/><text:span text:style-name="T21"> and acknowledges network quantisation is a further work. BNNs have successfully applied this technique in </text:span><text:reference-mark-start text:name="ZOTERO_ITEM CSL_CITATION {&quot;citationID&quot;:&quot;L3KEZwGM&quot;,&quot;properties&quot;:{&quot;formattedCitation&quot;:&quot;[6]&quot;,&quot;plainCitation&quot;:&quot;[6]&quot;,&quot;noteIndex&quot;:0},&quot;citationItems&quot;:[{&quot;id&quot;:21,&quot;uris&quot;:[&quot;http://zotero.org/users/local/g6yzQTns/items/RXQ7IYSB&quot;],&quot;uri&quot;:[&quot;http://zotero.org/users/local/g6yzQTns/items/RXQ7IYSB&quot;],&quot;itemData&quot;:{&quot;id&quot;:21,&quot;type&quot;:&quot;article-journal&quot;,&quot;abstract&quot;:&quot;This article presents binary segmentation algorithms for buildings automatic detection on aerial images. There were conducted experiments among deep neural networks to find the most effective model in sense of segmentation accuracy and training time. All experiments were conducted on Moscow region images that were got from open database. As the result the optimal model was found for buildings automatic detection.&quot;,&quot;container-title&quot;:&quot;Information Technology and Nanotechnology&quot;,&quot;DOI&quot;:&quot;10.18287/1613-0073-2019-2391-264-268&quot;,&quot;ISSN&quot;:&quot;1613-0073&quot;,&quot;issue&quot;:&quot;2391&quot;,&quot;language&quot;:&quot;en&quot;,&quot;page&quot;:&quot;264-268&quot;,&quot;source&quot;:&quot;DOI.org (Crossref)&quot;,&quot;title&quot;:&quot;Automatic detection of constructions using binary image segmentation algorithms&quot;,&quot;author&quot;:[{&quot;family&quot;:&quot;Dmitriev&quot;,&quot;given&quot;:&quot;E A&quot;},{&quot;family&quot;:&quot;Borodinov&quot;,&quot;given&quot;:&quot;A A&quot;},{&quot;family&quot;:&quot;Maksimov&quot;,&quot;given&quot;:&quot;A I&quot;},{&quot;family&quot;:&quot;Rychazhkov&quot;,&quot;given&quot;:&quot;S A&quot;}],&quot;issued&quot;:{&quot;date-parts&quot;:[[&quot;2019&quot;]]}}}],&quot;schema&quot;:&quot;https://github.com/citation-style-language/schema/raw/master/csl-citation.json&quot;} RNDBEhv7Dcc9h"/><text:span text:style-name="T21">[6]</text:span><text:reference-mark-end text:name="ZOTERO_ITEM CSL_CITATION {&quot;citationID&quot;:&quot;L3KEZwGM&quot;,&quot;properties&quot;:{&quot;formattedCitation&quot;:&quot;[6]&quot;,&quot;plainCitation&quot;:&quot;[6]&quot;,&quot;noteIndex&quot;:0},&quot;citationItems&quot;:[{&quot;id&quot;:21,&quot;uris&quot;:[&quot;http://zotero.org/users/local/g6yzQTns/items/RXQ7IYSB&quot;],&quot;uri&quot;:[&quot;http://zotero.org/users/local/g6yzQTns/items/RXQ7IYSB&quot;],&quot;itemData&quot;:{&quot;id&quot;:21,&quot;type&quot;:&quot;article-journal&quot;,&quot;abstract&quot;:&quot;This article presents binary segmentation algorithms for buildings automatic detection on aerial images. There were conducted experiments among deep neural networks to find the most effective model in sense of segmentation accuracy and training time. All experiments were conducted on Moscow region images that were got from open database. As the result the optimal model was found for buildings automatic detection.&quot;,&quot;container-title&quot;:&quot;Information Technology and Nanotechnology&quot;,&quot;DOI&quot;:&quot;10.18287/1613-0073-2019-2391-264-268&quot;,&quot;ISSN&quot;:&quot;1613-0073&quot;,&quot;issue&quot;:&quot;2391&quot;,&quot;language&quot;:&quot;en&quot;,&quot;page&quot;:&quot;264-268&quot;,&quot;source&quot;:&quot;DOI.org (Crossref)&quot;,&quot;title&quot;:&quot;Automatic detection of constructions using binary image segmentation algorithms&quot;,&quot;author&quot;:[{&quot;family&quot;:&quot;Dmitriev&quot;,&quot;given&quot;:&quot;E A&quot;},{&quot;family&quot;:&quot;Borodinov&quot;,&quot;given&quot;:&quot;A A&quot;},{&quot;family&quot;:&quot;Maksimov&quot;,&quot;given&quot;:&quot;A I&quot;},{&quot;family&quot;:&quot;Rychazhkov&quot;,&quot;given&quot;:&quot;S A&quot;}],&quot;issued&quot;:{&quot;date-parts&quot;:[[&quot;2019&quot;]]}}}],&quot;schema&quot;:&quot;https://github.com/citation-style-language/schema/raw/master/csl-citation.json&quot;} RNDBEhv7Dcc9h"/><text:span text:style-name="T21">.</text:span></text:p>
      <text:p text:style-name="P6"/>
      <text:p text:style-name="P39"><text:span text:style-name="T23">Most DNN research trains and tests against standard RGB images, as in </text:span><text:reference-mark-start text:name="ZOTERO_ITEM CSL_CITATION {&quot;citationID&quot;:&quot;bbKrmmG1&quot;,&quot;properties&quot;:{&quot;formattedCitation&quot;:&quot;[5]&quot;,&quot;plainCitation&quot;:&quot;[5]&quot;,&quot;noteIndex&quot;:0},&quot;citationItems&quot;:[{&quot;id&quot;:20,&quot;uris&quot;:[&quot;http://zotero.org/users/local/g6yzQTns/items/MQTV63R5&quot;],&quot;uri&quot;:[&quot;http://zotero.org/users/local/g6yzQTns/items/MQTV63R5&quot;],&quot;itemData&quot;:{&quot;id&quot;:20,&quot;type&quot;:&quot;paper-conference&quot;,&quot;container-title&quot;:&quot;2019 IEEE/CVF International Conference on Computer Vision Workshop (ICCVW)&quot;,&quot;DOI&quot;:&quot;10.1109/ICCVW.2019.00302&quot;,&quot;event&quot;:&quot;2019 IEEE/CVF International Conference on Computer Vision Workshop (ICCVW)&quot;,&quot;event-place&quot;:&quot;Seoul, Korea (South)&quot;,&quot;ISBN&quot;:&quot;978-1-72815-023-9&quot;,&quot;page&quot;:&quot;2469-2476&quot;,&quot;publisher&quot;:&quot;IEEE&quot;,&quot;publisher-place&quot;:&quot;Seoul, Korea (South)&quot;,&quot;source&quot;:&quot;DOI.org (Crossref)&quot;,&quot;title&quot;:&quot;Low-Power Neural Networks for Semantic Segmentation of Satellite Images&quot;,&quot;URL&quot;:&quot;https://ieeexplore.ieee.org/document/9022273/&quot;,&quot;author&quot;:[{&quot;family&quot;:&quot;Bahl&quot;,&quot;given&quot;:&quot;Gaetan&quot;},{&quot;family&quot;:&quot;Daniel&quot;,&quot;given&quot;:&quot;Lionel&quot;},{&quot;family&quot;:&quot;Moretti&quot;,&quot;given&quot;:&quot;Matthieu&quot;},{&quot;family&quot;:&quot;Lafarge&quot;,&quot;given&quot;:&quot;Florent&quot;}],&quot;accessed&quot;:{&quot;date-parts&quot;:[[&quot;2021&quot;,10,30]]},&quot;issued&quot;:{&quot;date-parts&quot;:[[&quot;2019&quot;,10]]}}}],&quot;schema&quot;:&quot;https://github.com/citation-style-language/schema/raw/master/csl-citation.json&quot;} RNDjjbeaTEUZT"/><text:span text:style-name="T23">[5]</text:span><text:reference-mark-end text:name="ZOTERO_ITEM CSL_CITATION {&quot;citationID&quot;:&quot;bbKrmmG1&quot;,&quot;properties&quot;:{&quot;formattedCitation&quot;:&quot;[5]&quot;,&quot;plainCitation&quot;:&quot;[5]&quot;,&quot;noteIndex&quot;:0},&quot;citationItems&quot;:[{&quot;id&quot;:20,&quot;uris&quot;:[&quot;http://zotero.org/users/local/g6yzQTns/items/MQTV63R5&quot;],&quot;uri&quot;:[&quot;http://zotero.org/users/local/g6yzQTns/items/MQTV63R5&quot;],&quot;itemData&quot;:{&quot;id&quot;:20,&quot;type&quot;:&quot;paper-conference&quot;,&quot;container-title&quot;:&quot;2019 IEEE/CVF International Conference on Computer Vision Workshop (ICCVW)&quot;,&quot;DOI&quot;:&quot;10.1109/ICCVW.2019.00302&quot;,&quot;event&quot;:&quot;2019 IEEE/CVF International Conference on Computer Vision Workshop (ICCVW)&quot;,&quot;event-place&quot;:&quot;Seoul, Korea (South)&quot;,&quot;ISBN&quot;:&quot;978-1-72815-023-9&quot;,&quot;page&quot;:&quot;2469-2476&quot;,&quot;publisher&quot;:&quot;IEEE&quot;,&quot;publisher-place&quot;:&quot;Seoul, Korea (South)&quot;,&quot;source&quot;:&quot;DOI.org (Crossref)&quot;,&quot;title&quot;:&quot;Low-Power Neural Networks for Semantic Segmentation of Satellite Images&quot;,&quot;URL&quot;:&quot;https://ieeexplore.ieee.org/document/9022273/&quot;,&quot;author&quot;:[{&quot;family&quot;:&quot;Bahl&quot;,&quot;given&quot;:&quot;Gaetan&quot;},{&quot;family&quot;:&quot;Daniel&quot;,&quot;given&quot;:&quot;Lionel&quot;},{&quot;family&quot;:&quot;Moretti&quot;,&quot;given&quot;:&quot;Matthieu&quot;},{&quot;family&quot;:&quot;Lafarge&quot;,&quot;given&quot;:&quot;Florent&quot;}],&quot;accessed&quot;:{&quot;date-parts&quot;:[[&quot;2021&quot;,10,30]]},&quot;issued&quot;:{&quot;date-parts&quot;:[[&quot;2019&quot;,10]]}}}],&quot;schema&quot;:&quot;https://github.com/citation-style-language/schema/raw/master/csl-citation.json&quot;} RNDjjbeaTEUZT"/><text:span text:style-name="T23">. Significant datasets of <text:s/>satellite imagery though is composed of </text:span><text:span text:style-name="T33">hyperspectral</text:span><text:span text:style-name="T23"> cubes </text:span><text:reference-mark-start text:name="ZOTERO_ITEM CSL_CITATION {&quot;citationID&quot;:&quot;buOQj3D0&quot;,&quot;properties&quot;:{&quot;formattedCitation&quot;:&quot;[7, p. 2]&quot;,&quot;plainCitation&quot;:&quot;[7, p. 2]&quot;,&quot;dontUpdate&quot;:true,&quot;noteIndex&quot;:0},&quot;citationItems&quot;:[{&quot;id&quot;:24,&quot;uris&quot;:[&quot;http://zotero.org/users/local/g6yzQTns/items/SCAWKXYF&quot;],&quot;uri&quot;:[&quot;http://zotero.org/users/local/g6yzQTns/items/SCAWKXYF&quot;],&quot;itemData&quot;:{&quot;id&quot;:24,&quot;type&quot;:&quot;article-journal&quot;,&quot;container-title&quot;:&quot;Remote Sensing of Environment&quot;,&quot;DOI&quot;:&quot;10.1016/j.rse.2011.11.026&quot;,&quot;ISSN&quot;:&quot;00344257&quot;,&quot;journalAbbreviation&quot;:&quot;Remote Sensing of Environment&quot;,&quot;language&quot;:&quot;en&quot;,&quot;page&quot;:&quot;25-36&quot;,&quot;source&quot;:&quot;DOI.org (Crossref)&quot;,&quot;title&quot;:&quot;Sentinel-2: ESA's Optical High-Resolution Mission for GMES Operational Services&quot;,&quot;title-short&quot;:&quot;Sentinel-2&quot;,&quot;volume&quot;:&quot;120&quot;,&quot;author&quot;:[{&quot;family&quot;:&quot;Drusch&quot;,&quot;given&quot;:&quot;M.&quot;},{&quot;family&quot;:&quot;Del Bello&quot;,&quot;given&quot;:&quot;U.&quot;},{&quot;family&quot;:&quot;Carlier&quot;,&quot;given&quot;:&quot;S.&quot;},{&quot;family&quot;:&quot;Colin&quot;,&quot;given&quot;:&quot;O.&quot;},{&quot;family&quot;:&quot;Fernandez&quot;,&quot;given&quot;:&quot;V.&quot;},{&quot;family&quot;:&quot;Gascon&quot;,&quot;given&quot;:&quot;F.&quot;},{&quot;family&quot;:&quot;Hoersch&quot;,&quot;given&quot;:&quot;B.&quot;},{&quot;family&quot;:&quot;Isola&quot;,&quot;given&quot;:&quot;C.&quot;},{&quot;family&quot;:&quot;Laberinti&quot;,&quot;given&quot;:&quot;P.&quot;},{&quot;family&quot;:&quot;Martimort&quot;,&quot;given&quot;:&quot;P.&quot;},{&quot;family&quot;:&quot;Meygret&quot;,&quot;given&quot;:&quot;A.&quot;},{&quot;family&quot;:&quot;Spoto&quot;,&quot;given&quot;:&quot;F.&quot;},{&quot;family&quot;:&quot;Sy&quot;,&quot;given&quot;:&quot;O.&quot;},{&quot;family&quot;:&quot;Marchese&quot;,&quot;given&quot;:&quot;F.&quot;},{&quot;family&quot;:&quot;Bargellini&quot;,&quot;given&quot;:&quot;P.&quot;}],&quot;issued&quot;:{&quot;date-parts&quot;:[[&quot;2012&quot;,5]]}},&quot;locator&quot;:&quot;-2&quot;}],&quot;schema&quot;:&quot;https://github.com/citation-style-language/schema/raw/master/csl-citation.json&quot;} RNDsI7DtTvprE"/><text:span text:style-name="T24">[7]</text:span><text:reference-mark-end text:name="ZOTERO_ITEM CSL_CITATION {&quot;citationID&quot;:&quot;buOQj3D0&quot;,&quot;properties&quot;:{&quot;formattedCitation&quot;:&quot;[7, p. 2]&quot;,&quot;plainCitation&quot;:&quot;[7, p. 2]&quot;,&quot;dontUpdate&quot;:true,&quot;noteIndex&quot;:0},&quot;citationItems&quot;:[{&quot;id&quot;:24,&quot;uris&quot;:[&quot;http://zotero.org/users/local/g6yzQTns/items/SCAWKXYF&quot;],&quot;uri&quot;:[&quot;http://zotero.org/users/local/g6yzQTns/items/SCAWKXYF&quot;],&quot;itemData&quot;:{&quot;id&quot;:24,&quot;type&quot;:&quot;article-journal&quot;,&quot;container-title&quot;:&quot;Remote Sensing of Environment&quot;,&quot;DOI&quot;:&quot;10.1016/j.rse.2011.11.026&quot;,&quot;ISSN&quot;:&quot;00344257&quot;,&quot;journalAbbreviation&quot;:&quot;Remote Sensing of Environment&quot;,&quot;language&quot;:&quot;en&quot;,&quot;page&quot;:&quot;25-36&quot;,&quot;source&quot;:&quot;DOI.org (Crossref)&quot;,&quot;title&quot;:&quot;Sentinel-2: ESA's Optical High-Resolution Mission for GMES Operational Services&quot;,&quot;title-short&quot;:&quot;Sentinel-2&quot;,&quot;volume&quot;:&quot;120&quot;,&quot;author&quot;:[{&quot;family&quot;:&quot;Drusch&quot;,&quot;given&quot;:&quot;M.&quot;},{&quot;family&quot;:&quot;Del Bello&quot;,&quot;given&quot;:&quot;U.&quot;},{&quot;family&quot;:&quot;Carlier&quot;,&quot;given&quot;:&quot;S.&quot;},{&quot;family&quot;:&quot;Colin&quot;,&quot;given&quot;:&quot;O.&quot;},{&quot;family&quot;:&quot;Fernandez&quot;,&quot;given&quot;:&quot;V.&quot;},{&quot;family&quot;:&quot;Gascon&quot;,&quot;given&quot;:&quot;F.&quot;},{&quot;family&quot;:&quot;Hoersch&quot;,&quot;given&quot;:&quot;B.&quot;},{&quot;family&quot;:&quot;Isola&quot;,&quot;given&quot;:&quot;C.&quot;},{&quot;family&quot;:&quot;Laberinti&quot;,&quot;given&quot;:&quot;P.&quot;},{&quot;family&quot;:&quot;Martimort&quot;,&quot;given&quot;:&quot;P.&quot;},{&quot;family&quot;:&quot;Meygret&quot;,&quot;given&quot;:&quot;A.&quot;},{&quot;family&quot;:&quot;Spoto&quot;,&quot;given&quot;:&quot;F.&quot;},{&quot;family&quot;:&quot;Sy&quot;,&quot;given&quot;:&quot;O.&quot;},{&quot;family&quot;:&quot;Marchese&quot;,&quot;given&quot;:&quot;F.&quot;},{&quot;family&quot;:&quot;Bargellini&quot;,&quot;given&quot;:&quot;P.&quot;}],&quot;issued&quot;:{&quot;date-parts&quot;:[[&quot;2012&quot;,5]]}},&quot;locator&quot;:&quot;-2&quot;}],&quot;schema&quot;:&quot;https://github.com/citation-style-language/schema/raw/master/csl-citation.json&quot;} RNDsI7DtTvprE"/><text:span text:style-name="T23">, containing data from multiple frequency-bands. </text:span><text:reference-mark-start text:name="ZOTERO_ITEM CSL_CITATION {&quot;citationID&quot;:&quot;DzjYpeu4&quot;,&quot;properties&quot;:{&quot;formattedCitation&quot;:&quot;[8]&quot;,&quot;plainCitation&quot;:&quot;[8]&quot;,&quot;noteIndex&quot;:0},&quot;citationItems&quot;:[{&quot;id&quot;:25,&quot;uris&quot;:[&quot;http://zotero.org/users/local/g6yzQTns/items/J26GE9U3&quot;],&quot;uri&quot;:[&quot;http://zotero.org/users/local/g6yzQTns/items/J26GE9U3&quot;],&quot;itemData&quot;:{&quot;id&quot;:25,&quot;type&quot;:&quot;article-journal&quot;,&quot;abstract&quot;:&quot;The increasing demand for high-resolution hyperspectral images from nano and microsatellites conflicts with the strict bandwidth constraints for downlink transmission. A possible approach to mitigate this problem consists in reducing the amount of data to transmit to ground through on-board processing of hyperspectral images. In this paper, we propose a custom Convolutional Neural Network (CNN) deployed for a nanosatellite payload to select images eligible for transmission to ground, called CloudScout. The latter is installed on the Hyperscout-2, in the frame of the Phisat-1 ESA mission, which exploits a hyperspectral camera to classify cloud-covered images and clear ones. The images transmitted to ground are those that present less than 70% of cloudiness in a frame. We train and test the network against an extracted dataset from the Sentinel-2 mission, which was appropriately pre-processed to emulate the Hyperscout-2 hyperspectral sensor. On the test set we achieve 92% of accuracy with 1% of False Positives (FP). The Phisat-1 mission will start in 2020 and will operate for about 6 months. It represents the first in-orbit demonstration of Deep Neural Network (DNN) for data processing on the edge. The innovation aspect of our work concerns not only cloud detection but in general low power, low latency, and embedded applications. Our work should enable a new era of edge applications and enhance remote sensing applications directly on-board satellite.&quot;,&quot;container-title&quot;:&quot;Remote Sensing&quot;,&quot;DOI&quot;:&quot;10.3390/rs12142205&quot;,&quot;ISSN&quot;:&quot;2072-4292&quot;,&quot;issue&quot;:&quot;14&quot;,&quot;journalAbbreviation&quot;:&quot;Remote Sensing&quot;,&quot;language&quot;:&quot;en&quot;,&quot;page&quot;:&quot;2205&quot;,&quot;source&quot;:&quot;DOI.org (Crossref)&quot;,&quot;title&quot;:&quot;CloudScout: A Deep Neural Network for On-Board Cloud Detection on Hyperspectral Images&quot;,&quot;title-short&quot;:&quot;CloudScout&quot;,&quot;volume&quot;:&quot;12&quot;,&quot;author&quot;:[{&quot;family&quot;:&quot;Giuffrida&quot;,&quot;given&quot;:&quot;Gianluca&quot;},{&quot;family&quot;:&quot;Diana&quot;,&quot;given&quot;:&quot;Lorenzo&quot;},{&quot;family&quot;:&quot;Gioia&quot;,&quot;given&quot;:&quot;Francesco&quot;,&quot;non-dropping-particle&quot;:&quot;de&quot;},{&quot;family&quot;:&quot;Benelli&quot;,&quot;given&quot;:&quot;Gionata&quot;},{&quot;family&quot;:&quot;Meoni&quot;,&quot;given&quot;:&quot;Gabriele&quot;},{&quot;family&quot;:&quot;Donati&quot;,&quot;given&quot;:&quot;Massimiliano&quot;},{&quot;family&quot;:&quot;Fanucci&quot;,&quot;given&quot;:&quot;Luca&quot;}],&quot;issued&quot;:{&quot;date-parts&quot;:[[&quot;2020&quot;,7,10]]}}}],&quot;schema&quot;:&quot;https://github.com/citation-style-language/schema/raw/master/csl-citation.json&quot;} RNDotgaNT2Pnl"/><text:span text:style-name="T17">[8]</text:span><text:reference-mark-end text:name="ZOTERO_ITEM CSL_CITATION {&quot;citationID&quot;:&quot;DzjYpeu4&quot;,&quot;properties&quot;:{&quot;formattedCitation&quot;:&quot;[8]&quot;,&quot;plainCitation&quot;:&quot;[8]&quot;,&quot;noteIndex&quot;:0},&quot;citationItems&quot;:[{&quot;id&quot;:25,&quot;uris&quot;:[&quot;http://zotero.org/users/local/g6yzQTns/items/J26GE9U3&quot;],&quot;uri&quot;:[&quot;http://zotero.org/users/local/g6yzQTns/items/J26GE9U3&quot;],&quot;itemData&quot;:{&quot;id&quot;:25,&quot;type&quot;:&quot;article-journal&quot;,&quot;abstract&quot;:&quot;The increasing demand for high-resolution hyperspectral images from nano and microsatellites conflicts with the strict bandwidth constraints for downlink transmission. A possible approach to mitigate this problem consists in reducing the amount of data to transmit to ground through on-board processing of hyperspectral images. In this paper, we propose a custom Convolutional Neural Network (CNN) deployed for a nanosatellite payload to select images eligible for transmission to ground, called CloudScout. The latter is installed on the Hyperscout-2, in the frame of the Phisat-1 ESA mission, which exploits a hyperspectral camera to classify cloud-covered images and clear ones. The images transmitted to ground are those that present less than 70% of cloudiness in a frame. We train and test the network against an extracted dataset from the Sentinel-2 mission, which was appropriately pre-processed to emulate the Hyperscout-2 hyperspectral sensor. On the test set we achieve 92% of accuracy with 1% of False Positives (FP). The Phisat-1 mission will start in 2020 and will operate for about 6 months. It represents the first in-orbit demonstration of Deep Neural Network (DNN) for data processing on the edge. The innovation aspect of our work concerns not only cloud detection but in general low power, low latency, and embedded applications. Our work should enable a new era of edge applications and enhance remote sensing applications directly on-board satellite.&quot;,&quot;container-title&quot;:&quot;Remote Sensing&quot;,&quot;DOI&quot;:&quot;10.3390/rs12142205&quot;,&quot;ISSN&quot;:&quot;2072-4292&quot;,&quot;issue&quot;:&quot;14&quot;,&quot;journalAbbreviation&quot;:&quot;Remote Sensing&quot;,&quot;language&quot;:&quot;en&quot;,&quot;page&quot;:&quot;2205&quot;,&quot;source&quot;:&quot;DOI.org (Crossref)&quot;,&quot;title&quot;:&quot;CloudScout: A Deep Neural Network for On-Board Cloud Detection on Hyperspectral Images&quot;,&quot;title-short&quot;:&quot;CloudScout&quot;,&quot;volume&quot;:&quot;12&quot;,&quot;author&quot;:[{&quot;family&quot;:&quot;Giuffrida&quot;,&quot;given&quot;:&quot;Gianluca&quot;},{&quot;family&quot;:&quot;Diana&quot;,&quot;given&quot;:&quot;Lorenzo&quot;},{&quot;family&quot;:&quot;Gioia&quot;,&quot;given&quot;:&quot;Francesco&quot;,&quot;non-dropping-particle&quot;:&quot;de&quot;},{&quot;family&quot;:&quot;Benelli&quot;,&quot;given&quot;:&quot;Gionata&quot;},{&quot;family&quot;:&quot;Meoni&quot;,&quot;given&quot;:&quot;Gabriele&quot;},{&quot;family&quot;:&quot;Donati&quot;,&quot;given&quot;:&quot;Massimiliano&quot;},{&quot;family&quot;:&quot;Fanucci&quot;,&quot;given&quot;:&quot;Luca&quot;}],&quot;issued&quot;:{&quot;date-parts&quot;:[[&quot;2020&quot;,7,10]]}}}],&quot;schema&quot;:&quot;https://github.com/citation-style-language/schema/raw/master/csl-citation.json&quot;} RNDotgaNT2Pnl"/><text:span text:style-name="T17"> </text:span><text:span text:style-name="T23">recognises the opportunity to exploit these extra bands </text:span><text:span text:style-name="T24">for specific detection uses.</text:span></text:p>
      <text:p text:style-name="P3"/>
      <text:p text:style-name="P39"><text:span text:style-name="T34">Multi-class Classification</text:span><text:span text:style-name="T25"> involves creating a neural network capable of detecting features in multiple categories. Many </text:span><text:span text:style-name="T26">models </text:span><text:span text:style-name="T25">from the literature are limited to simple binary responses, i.e. is or is not cloudy </text:span><text:reference-mark-start text:name="ZOTERO_ITEM CSL_CITATION {&quot;citationID&quot;:&quot;HIlXb5PU&quot;,&quot;properties&quot;:{&quot;formattedCitation&quot;:&quot;[7], [8]&quot;,&quot;plainCitation&quot;:&quot;[7], [8]&quot;,&quot;noteIndex&quot;:0},&quot;citationItems&quot;:[{&quot;id&quot;:24,&quot;uris&quot;:[&quot;http://zotero.org/users/local/g6yzQTns/items/SCAWKXYF&quot;],&quot;uri&quot;:[&quot;http://zotero.org/users/local/g6yzQTns/items/SCAWKXYF&quot;],&quot;itemData&quot;:{&quot;id&quot;:24,&quot;type&quot;:&quot;article-journal&quot;,&quot;container-title&quot;:&quot;Remote Sensing of Environment&quot;,&quot;DOI&quot;:&quot;10.1016/j.rse.2011.11.026&quot;,&quot;ISSN&quot;:&quot;00344257&quot;,&quot;journalAbbreviation&quot;:&quot;Remote Sensing of Environment&quot;,&quot;language&quot;:&quot;en&quot;,&quot;page&quot;:&quot;25-36&quot;,&quot;source&quot;:&quot;DOI.org (Crossref)&quot;,&quot;title&quot;:&quot;Sentinel-2: ESA's Optical High-Resolution Mission for GMES Operational Services&quot;,&quot;title-short&quot;:&quot;Sentinel-2&quot;,&quot;volume&quot;:&quot;120&quot;,&quot;author&quot;:[{&quot;family&quot;:&quot;Drusch&quot;,&quot;given&quot;:&quot;M.&quot;},{&quot;family&quot;:&quot;Del Bello&quot;,&quot;given&quot;:&quot;U.&quot;},{&quot;family&quot;:&quot;Carlier&quot;,&quot;given&quot;:&quot;S.&quot;},{&quot;family&quot;:&quot;Colin&quot;,&quot;given&quot;:&quot;O.&quot;},{&quot;family&quot;:&quot;Fernandez&quot;,&quot;given&quot;:&quot;V.&quot;},{&quot;family&quot;:&quot;Gascon&quot;,&quot;given&quot;:&quot;F.&quot;},{&quot;family&quot;:&quot;Hoersch&quot;,&quot;given&quot;:&quot;B.&quot;},{&quot;family&quot;:&quot;Isola&quot;,&quot;given&quot;:&quot;C.&quot;},{&quot;family&quot;:&quot;Laberinti&quot;,&quot;given&quot;:&quot;P.&quot;},{&quot;family&quot;:&quot;Martimort&quot;,&quot;given&quot;:&quot;P.&quot;},{&quot;family&quot;:&quot;Meygret&quot;,&quot;given&quot;:&quot;A.&quot;},{&quot;family&quot;:&quot;Spoto&quot;,&quot;given&quot;:&quot;F.&quot;},{&quot;family&quot;:&quot;Sy&quot;,&quot;given&quot;:&quot;O.&quot;},{&quot;family&quot;:&quot;Marchese&quot;,&quot;given&quot;:&quot;F.&quot;},{&quot;family&quot;:&quot;Bargellini&quot;,&quot;given&quot;:&quot;P.&quot;}],&quot;issued&quot;:{&quot;date-parts&quot;:[[&quot;2012&quot;,5]]}}},{&quot;id&quot;:25,&quot;uris&quot;:[&quot;http://zotero.org/users/local/g6yzQTns/items/J26GE9U3&quot;],&quot;uri&quot;:[&quot;http://zotero.org/users/local/g6yzQTns/items/J26GE9U3&quot;],&quot;itemData&quot;:{&quot;id&quot;:25,&quot;type&quot;:&quot;article-journal&quot;,&quot;abstract&quot;:&quot;The increasing demand for high-resolution hyperspectral images from nano and microsatellites conflicts with the strict bandwidth constraints for downlink transmission. A possible approach to mitigate this problem consists in reducing the amount of data to transmit to ground through on-board processing of hyperspectral images. In this paper, we propose a custom Convolutional Neural Network (CNN) deployed for a nanosatellite payload to select images eligible for transmission to ground, called CloudScout. The latter is installed on the Hyperscout-2, in the frame of the Phisat-1 ESA mission, which exploits a hyperspectral camera to classify cloud-covered images and clear ones. The images transmitted to ground are those that present less than 70% of cloudiness in a frame. We train and test the network against an extracted dataset from the Sentinel-2 mission, which was appropriately pre-processed to emulate the Hyperscout-2 hyperspectral sensor. On the test set we achieve 92% of accuracy with 1% of False Positives (FP). The Phisat-1 mission will start in 2020 and will operate for about 6 months. It represents the first in-orbit demonstration of Deep Neural Network (DNN) for data processing on the edge. The innovation aspect of our work concerns not only cloud detection but in general low power, low latency, and embedded applications. Our work should enable a new era of edge applications and enhance remote sensing applications directly on-board satellite.&quot;,&quot;container-title&quot;:&quot;Remote Sensing&quot;,&quot;DOI&quot;:&quot;10.3390/rs12142205&quot;,&quot;ISSN&quot;:&quot;2072-4292&quot;,&quot;issue&quot;:&quot;14&quot;,&quot;journalAbbreviation&quot;:&quot;Remote Sensing&quot;,&quot;language&quot;:&quot;en&quot;,&quot;page&quot;:&quot;2205&quot;,&quot;source&quot;:&quot;DOI.org (Crossref)&quot;,&quot;title&quot;:&quot;CloudScout: A Deep Neural Network for On-Board Cloud Detection on Hyperspectral Images&quot;,&quot;title-short&quot;:&quot;CloudScout&quot;,&quot;volume&quot;:&quot;12&quot;,&quot;author&quot;:[{&quot;family&quot;:&quot;Giuffrida&quot;,&quot;given&quot;:&quot;Gianluca&quot;},{&quot;family&quot;:&quot;Diana&quot;,&quot;given&quot;:&quot;Lorenzo&quot;},{&quot;family&quot;:&quot;Gioia&quot;,&quot;given&quot;:&quot;Francesco&quot;,&quot;non-dropping-particle&quot;:&quot;de&quot;},{&quot;family&quot;:&quot;Benelli&quot;,&quot;given&quot;:&quot;Gionata&quot;},{&quot;family&quot;:&quot;Meoni&quot;,&quot;given&quot;:&quot;Gabriele&quot;},{&quot;family&quot;:&quot;Donati&quot;,&quot;given&quot;:&quot;Massimiliano&quot;},{&quot;family&quot;:&quot;Fanucci&quot;,&quot;given&quot;:&quot;Luca&quot;}],&quot;issued&quot;:{&quot;date-parts&quot;:[[&quot;2020&quot;,7,10]]}}}],&quot;schema&quot;:&quot;https://github.com/citation-style-language/schema/raw/master/csl-citation.json&quot;} RNDEYcPVCPQFZ"/><text:span text:style-name="T25">[7], [8]</text:span><text:reference-mark-end text:name="ZOTERO_ITEM CSL_CITATION {&quot;citationID&quot;:&quot;HIlXb5PU&quot;,&quot;properties&quot;:{&quot;formattedCitation&quot;:&quot;[7], [8]&quot;,&quot;plainCitation&quot;:&quot;[7], [8]&quot;,&quot;noteIndex&quot;:0},&quot;citationItems&quot;:[{&quot;id&quot;:24,&quot;uris&quot;:[&quot;http://zotero.org/users/local/g6yzQTns/items/SCAWKXYF&quot;],&quot;uri&quot;:[&quot;http://zotero.org/users/local/g6yzQTns/items/SCAWKXYF&quot;],&quot;itemData&quot;:{&quot;id&quot;:24,&quot;type&quot;:&quot;article-journal&quot;,&quot;container-title&quot;:&quot;Remote Sensing of Environment&quot;,&quot;DOI&quot;:&quot;10.1016/j.rse.2011.11.026&quot;,&quot;ISSN&quot;:&quot;00344257&quot;,&quot;journalAbbreviation&quot;:&quot;Remote Sensing of Environment&quot;,&quot;language&quot;:&quot;en&quot;,&quot;page&quot;:&quot;25-36&quot;,&quot;source&quot;:&quot;DOI.org (Crossref)&quot;,&quot;title&quot;:&quot;Sentinel-2: ESA's Optical High-Resolution Mission for GMES Operational Services&quot;,&quot;title-short&quot;:&quot;Sentinel-2&quot;,&quot;volume&quot;:&quot;120&quot;,&quot;author&quot;:[{&quot;family&quot;:&quot;Drusch&quot;,&quot;given&quot;:&quot;M.&quot;},{&quot;family&quot;:&quot;Del Bello&quot;,&quot;given&quot;:&quot;U.&quot;},{&quot;family&quot;:&quot;Carlier&quot;,&quot;given&quot;:&quot;S.&quot;},{&quot;family&quot;:&quot;Colin&quot;,&quot;given&quot;:&quot;O.&quot;},{&quot;family&quot;:&quot;Fernandez&quot;,&quot;given&quot;:&quot;V.&quot;},{&quot;family&quot;:&quot;Gascon&quot;,&quot;given&quot;:&quot;F.&quot;},{&quot;family&quot;:&quot;Hoersch&quot;,&quot;given&quot;:&quot;B.&quot;},{&quot;family&quot;:&quot;Isola&quot;,&quot;given&quot;:&quot;C.&quot;},{&quot;family&quot;:&quot;Laberinti&quot;,&quot;given&quot;:&quot;P.&quot;},{&quot;family&quot;:&quot;Martimort&quot;,&quot;given&quot;:&quot;P.&quot;},{&quot;family&quot;:&quot;Meygret&quot;,&quot;given&quot;:&quot;A.&quot;},{&quot;family&quot;:&quot;Spoto&quot;,&quot;given&quot;:&quot;F.&quot;},{&quot;family&quot;:&quot;Sy&quot;,&quot;given&quot;:&quot;O.&quot;},{&quot;family&quot;:&quot;Marchese&quot;,&quot;given&quot;:&quot;F.&quot;},{&quot;family&quot;:&quot;Bargellini&quot;,&quot;given&quot;:&quot;P.&quot;}],&quot;issued&quot;:{&quot;date-parts&quot;:[[&quot;2012&quot;,5]]}}},{&quot;id&quot;:25,&quot;uris&quot;:[&quot;http://zotero.org/users/local/g6yzQTns/items/J26GE9U3&quot;],&quot;uri&quot;:[&quot;http://zotero.org/users/local/g6yzQTns/items/J26GE9U3&quot;],&quot;itemData&quot;:{&quot;id&quot;:25,&quot;type&quot;:&quot;article-journal&quot;,&quot;abstract&quot;:&quot;The increasing demand for high-resolution hyperspectral images from nano and microsatellites conflicts with the strict bandwidth constraints for downlink transmission. A possible approach to mitigate this problem consists in reducing the amount of data to transmit to ground through on-board processing of hyperspectral images. In this paper, we propose a custom Convolutional Neural Network (CNN) deployed for a nanosatellite payload to select images eligible for transmission to ground, called CloudScout. The latter is installed on the Hyperscout-2, in the frame of the Phisat-1 ESA mission, which exploits a hyperspectral camera to classify cloud-covered images and clear ones. The images transmitted to ground are those that present less than 70% of cloudiness in a frame. We train and test the network against an extracted dataset from the Sentinel-2 mission, which was appropriately pre-processed to emulate the Hyperscout-2 hyperspectral sensor. On the test set we achieve 92% of accuracy with 1% of False Positives (FP). The Phisat-1 mission will start in 2020 and will operate for about 6 months. It represents the first in-orbit demonstration of Deep Neural Network (DNN) for data processing on the edge. The innovation aspect of our work concerns not only cloud detection but in general low power, low latency, and embedded applications. Our work should enable a new era of edge applications and enhance remote sensing applications directly on-board satellite.&quot;,&quot;container-title&quot;:&quot;Remote Sensing&quot;,&quot;DOI&quot;:&quot;10.3390/rs12142205&quot;,&quot;ISSN&quot;:&quot;2072-4292&quot;,&quot;issue&quot;:&quot;14&quot;,&quot;journalAbbreviation&quot;:&quot;Remote Sensing&quot;,&quot;language&quot;:&quot;en&quot;,&quot;page&quot;:&quot;2205&quot;,&quot;source&quot;:&quot;DOI.org (Crossref)&quot;,&quot;title&quot;:&quot;CloudScout: A Deep Neural Network for On-Board Cloud Detection on Hyperspectral Images&quot;,&quot;title-short&quot;:&quot;CloudScout&quot;,&quot;volume&quot;:&quot;12&quot;,&quot;author&quot;:[{&quot;family&quot;:&quot;Giuffrida&quot;,&quot;given&quot;:&quot;Gianluca&quot;},{&quot;family&quot;:&quot;Diana&quot;,&quot;given&quot;:&quot;Lorenzo&quot;},{&quot;family&quot;:&quot;Gioia&quot;,&quot;given&quot;:&quot;Francesco&quot;,&quot;non-dropping-particle&quot;:&quot;de&quot;},{&quot;family&quot;:&quot;Benelli&quot;,&quot;given&quot;:&quot;Gionata&quot;},{&quot;family&quot;:&quot;Meoni&quot;,&quot;given&quot;:&quot;Gabriele&quot;},{&quot;family&quot;:&quot;Donati&quot;,&quot;given&quot;:&quot;Massimiliano&quot;},{&quot;family&quot;:&quot;Fanucci&quot;,&quot;given&quot;:&quot;Luca&quot;}],&quot;issued&quot;:{&quot;date-parts&quot;:[[&quot;2020&quot;,7,10]]}}}],&quot;schema&quot;:&quot;https://github.com/citation-style-language/schema/raw/master/csl-citation.json&quot;} RNDEYcPVCPQFZ"/><text:span text:style-name="T25">. This limitation restricts high-fidelity information from being used for autonomous decision-making, but can be addressed with multi-class </text:span><text:span text:style-name="T27">models or a dynamic system of models. Categories of detection include: clouds, terrain type, artificial structures, etc.</text:span></text:p>
      <text:p text:style-name="P3"><text:soft-page-break/></text:p>
      <text:p text:style-name="P42">There are many <text:span text:style-name="T3">variations of these and </text:span>other techniques that will be revealed and evaluated from the literature. <text:span text:style-name="T4">The challenge of creating multi-class segmentation models for on-board processing of satellite imagery is a novel task and will be a focus of this project.</text:span></text:p>
      <text:p text:style-name="P2"/>
      <text:p text:style-name="P12">2. Research Problems and Methodology</text:p>
      <text:p text:style-name="P2"/>
      <text:p text:style-name="P2">RQ1: What actions would ISR satellites most benefit from undertaking autonomously, and what inputs are needed for these decisions? </text:p>
      <text:p text:style-name="P2"/>
      <text:p text:style-name="P2">RQ2: What suite of models is needed to generate the required inputs?</text:p>
      <text:p text:style-name="P2">No one model would be suitable for all necessary detections, and indeed using a complex model when a simpler one would suffice is an inefficient use of scarce resources. Hence a clear definition of exact configurations would require careful design and testing.</text:p>
      <text:p text:style-name="P2"/>
      <text:p text:style-name="P2">RQ3: What combination of techniques is most suitable for the required models?</text:p>
      <text:p text:style-name="P2"/>
      <text:p text:style-name="P2">RQ4: How can a system of models be dynamically reconfigured to enable autonomous decision making on ISR satellites?</text:p>
      <text:p text:style-name="P2"/>
      <text:p text:style-name="P39"><text:span text:style-name="T28">This project will also consider the merits of specific platforms for the domain. While some (such as the Coral Edge TPU) may be appropriate for fixed-point optimisation techniques, the robustness to the rigours of space operation may restrict options to those with radiation resistance such as the Jetson Nano or Myriad 2 VPU. The Coral Edge TPU also has feature limitations that may restrict potential optimisations. </text:span><text:reference-mark-start text:name="ZOTERO_ITEM CSL_CITATION {&quot;citationID&quot;:&quot;s2YeLTaq&quot;,&quot;properties&quot;:{&quot;formattedCitation&quot;:&quot;[9]&quot;,&quot;plainCitation&quot;:&quot;[9]&quot;,&quot;noteIndex&quot;:0},&quot;citationItems&quot;:[{&quot;id&quot;:98,&quot;uris&quot;:[&quot;http://zotero.org/users/local/g6yzQTns/items/E2YFXR7G&quot;],&quot;uri&quot;:[&quot;http://zotero.org/users/local/g6yzQTns/items/E2YFXR7G&quot;],&quot;itemData&quot;:{&quot;id&quot;:98,&quot;type&quot;:&quot;article-journal&quot;,&quot;abstract&quot;:&quot;Oil spills represent one of the major threats to marine ecosystems. Satellite synthetic-aperture radar (SAR) sensors have been widely used to identify oil spills due to their ability to provide high resolution images during day and night under all weather conditions. In recent years, the use of artificial intelligence (AI) systems, especially convolutional neural networks (CNNs), have led to many important improvements in performing this task. However, most of the previous solutions to this problem have focused on obtaining the best performance under the assumption that there are no constraints on the amount of hardware resources being used. For this reason, the amounts of hardware resources such as memory and power consumption required by previous solutions make them unsuitable for remote embedded systems such as nano and micro-satellites, which usually have very limited hardware capability and very strict limits on power consumption. In this paper, we present a CNN architecture for semantically segmenting SAR images into multiple classes. The proposed CNN is specifically designed to run on remote embedded systems, which have very limited hardware capability and strict limits on power consumption. Even if the performance in terms of results accuracy does not represent a step forward compared with previous solutions, the presented CNN has the important advantage of being able to run on remote embedded systems with limited hardware resources while achieving good performance. The presented CNN is compatible with dedicated hardware accelerators available on the market due to its low memory footprint and small size. It also provides many additional very significant advantages, such as having shorter inference times, requiring shorter training times, and avoiding transmission of irrelevant data. Our goal is to allow embedded low power remote devices such as satellite systems for remote sensing to be able to directly run CNNs on board, so that the amount of data that needs to be transmitted to ground and processed on ground can be substantially reduced, which will be greatly beneficial in significantly reducing the amount of time needed for identification of oil spills from SAR images.&quot;,&quot;container-title&quot;:&quot;Remote Sensing&quot;,&quot;DOI&quot;:&quot;10.3390/rs13183606&quot;,&quot;ISSN&quot;:&quot;2072-4292&quot;,&quot;issue&quot;:&quot;18&quot;,&quot;journalAbbreviation&quot;:&quot;Remote Sensing&quot;,&quot;language&quot;:&quot;en&quot;,&quot;page&quot;:&quot;3606&quot;,&quot;source&quot;:&quot;DOI.org (Crossref)&quot;,&quot;title&quot;:&quot;Oil Spill Identification from SAR Images for Low Power Embedded Systems Using CNN&quot;,&quot;volume&quot;:&quot;13&quot;,&quot;author&quot;:[{&quot;family&quot;:&quot;Diana&quot;,&quot;given&quot;:&quot;Lorenzo&quot;},{&quot;family&quot;:&quot;Xu&quot;,&quot;given&quot;:&quot;Jia&quot;},{&quot;family&quot;:&quot;Fanucci&quot;,&quot;given&quot;:&quot;Luca&quot;}],&quot;issued&quot;:{&quot;date-parts&quot;:[[&quot;2021&quot;,9,10]]}}}],&quot;schema&quot;:&quot;https://github.com/citation-style-language/schema/raw/master/csl-citation.json&quot;} RNDVpCPEtxYiQ"/><text:span text:style-name="T28">[9]</text:span><text:reference-mark-end text:name="ZOTERO_ITEM CSL_CITATION {&quot;citationID&quot;:&quot;s2YeLTaq&quot;,&quot;properties&quot;:{&quot;formattedCitation&quot;:&quot;[9]&quot;,&quot;plainCitation&quot;:&quot;[9]&quot;,&quot;noteIndex&quot;:0},&quot;citationItems&quot;:[{&quot;id&quot;:98,&quot;uris&quot;:[&quot;http://zotero.org/users/local/g6yzQTns/items/E2YFXR7G&quot;],&quot;uri&quot;:[&quot;http://zotero.org/users/local/g6yzQTns/items/E2YFXR7G&quot;],&quot;itemData&quot;:{&quot;id&quot;:98,&quot;type&quot;:&quot;article-journal&quot;,&quot;abstract&quot;:&quot;Oil spills represent one of the major threats to marine ecosystems. Satellite synthetic-aperture radar (SAR) sensors have been widely used to identify oil spills due to their ability to provide high resolution images during day and night under all weather conditions. In recent years, the use of artificial intelligence (AI) systems, especially convolutional neural networks (CNNs), have led to many important improvements in performing this task. However, most of the previous solutions to this problem have focused on obtaining the best performance under the assumption that there are no constraints on the amount of hardware resources being used. For this reason, the amounts of hardware resources such as memory and power consumption required by previous solutions make them unsuitable for remote embedded systems such as nano and micro-satellites, which usually have very limited hardware capability and very strict limits on power consumption. In this paper, we present a CNN architecture for semantically segmenting SAR images into multiple classes. The proposed CNN is specifically designed to run on remote embedded systems, which have very limited hardware capability and strict limits on power consumption. Even if the performance in terms of results accuracy does not represent a step forward compared with previous solutions, the presented CNN has the important advantage of being able to run on remote embedded systems with limited hardware resources while achieving good performance. The presented CNN is compatible with dedicated hardware accelerators available on the market due to its low memory footprint and small size. It also provides many additional very significant advantages, such as having shorter inference times, requiring shorter training times, and avoiding transmission of irrelevant data. Our goal is to allow embedded low power remote devices such as satellite systems for remote sensing to be able to directly run CNNs on board, so that the amount of data that needs to be transmitted to ground and processed on ground can be substantially reduced, which will be greatly beneficial in significantly reducing the amount of time needed for identification of oil spills from SAR images.&quot;,&quot;container-title&quot;:&quot;Remote Sensing&quot;,&quot;DOI&quot;:&quot;10.3390/rs13183606&quot;,&quot;ISSN&quot;:&quot;2072-4292&quot;,&quot;issue&quot;:&quot;18&quot;,&quot;journalAbbreviation&quot;:&quot;Remote Sensing&quot;,&quot;language&quot;:&quot;en&quot;,&quot;page&quot;:&quot;3606&quot;,&quot;source&quot;:&quot;DOI.org (Crossref)&quot;,&quot;title&quot;:&quot;Oil Spill Identification from SAR Images for Low Power Embedded Systems Using CNN&quot;,&quot;volume&quot;:&quot;13&quot;,&quot;author&quot;:[{&quot;family&quot;:&quot;Diana&quot;,&quot;given&quot;:&quot;Lorenzo&quot;},{&quot;family&quot;:&quot;Xu&quot;,&quot;given&quot;:&quot;Jia&quot;},{&quot;family&quot;:&quot;Fanucci&quot;,&quot;given&quot;:&quot;Luca&quot;}],&quot;issued&quot;:{&quot;date-parts&quot;:[[&quot;2021&quot;,9,10]]}}}],&quot;schema&quot;:&quot;https://github.com/citation-style-language/schema/raw/master/csl-citation.json&quot;} RNDVpCPEtxYiQ"/></text:p>
      <text:p text:style-name="P2"/>
      <text:p text:style-name="P12">3. Expected Outcomes</text:p>
      <text:p text:style-name="P12"/>
      <text:p text:style-name="P2">Initially this project will aim to understand the previous work done in this domain, both generally and from partner institutions University of Adelaide and University of New South Wales, as well as BAE Systems.</text:p>
      <text:p text:style-name="P2"/>
      <text:p text:style-name="P2">From there, research and choice of target platform and datasets to train/test against will be done with consideration of the required goals and most promising optimisation techniques.</text:p>
      <text:p text:style-name="P2"/>
      <text:p text:style-name="P2">Implementation and testing of these techniques will be developed on the target platform/datasets, as well as any benchmark approaches from the literature to ensure a fair comparison.</text:p>
      <text:p text:style-name="P2"/>
      <text:p text:style-name="P2">Finally, the resulting models will be arranged into a complete engine for dynamic reconfiguration via autonomous decision making from ISR data. This will enhance the quality and promptness of data while relaxing power, computation, and bandwidth requirements.</text:p>
      <text:p text:style-name="P2"/>
      <text:p text:style-name="P2">An example scenario of the resulting system would be as follows:</text:p>
      <text:p text:style-name="P2">1: System observes cloud cover with high confidence, so uses a lightweight model for detection.</text:p>
      <text:p text:style-name="P2">2: Confidence begins to drop, indicating cloud is clearing.</text:p>
      <text:p text:style-name="P2">3: System switches to a model capable of segmenting cloud regions, and runs other models to determine revealed terrain type or detect anomalies (ground objects)</text:p>
      <text:p text:style-name="P2">4: System switches to deeper multi-classification segmentation models to determine anomaly types <text:s/>and transmit segmentation as required.</text:p>
      <text:p text:style-name="P2"/>
      <text:p text:style-name="P7">There are <text:span text:style-name="T2">numerous</text:span> other decision based scenarios such as this.</text:p>
      <text:p text:style-name="P2"/>
      <text:p text:style-name="P12">4. Project Timeline and Achieva<text:span text:style-name="T1">b</text:span>ility</text:p>
      <text:p text:style-name="P2"/>
      <text:p text:style-name="P9">Timeline:</text:p>
      <text:list xml:id="list2277282470" text:style-name="L1">
        <text:list-item>
          <text:p text:style-name="P48">1 Month: Gain an understanding of existing work done by partner universities and BAE Systems. Define requirements of system.</text:p>
        </text:list-item>
        <text:list-item>
          <text:p text:style-name="P48">3 Months: Literature review with minor testing for understanding and demonstration of validity. Selection of improvement techniques.</text:p>
        </text:list-item>
        <text:list-item>
          <text:p text:style-name="P48"><text:soft-page-break/>6 Months: Implementation of improvement techniques on target platform, broken into granular milestones once requirements and techniques are found.</text:p>
        </text:list-item>
        <text:list-item>
          <text:p text:style-name="P48">1 Month: Performance Testing</text:p>
        </text:list-item>
        <text:list-item>
          <text:p text:style-name="P48">3 Months: Development of dynamically reconfigurable Space Analytics Engine using autonomous decisions with integration of previous outputs.</text:p>
        </text:list-item>
        <text:list-item>
          <text:p text:style-name="P48">3 Months: Writing of thesis.</text:p>
        </text:list-item>
        <text:list-item>
          <text:p text:style-name="P49">1 Year throughout: Necessary tangential study to gain required skills and knowledge, <text:span text:style-name="T3">and continual investigation of emerging research.</text:span></text:p>
        </text:list-item>
      </text:list>
      <text:p text:style-name="P1"/>
      <text:p text:style-name="P10">Achievability</text:p>
      <text:p text:style-name="P8">Previous literature has demonstrated the viability of individual components of this project’s resulting system, in disparate platforms and domains. Adequate time has been allocated for completion of all outputs, only affordable resources are required, and necessary datasets are publicly available.</text:p>
      <text:p text:style-name="P2"/>
      <text:p text:style-name="P13">4. References</text:p>
      <text:p text:style-name="P11"/>
      <text:section text:style-name="Sect1" text:name="ZOTERO_BIBL {&quot;uncited&quot;:[],&quot;omitted&quot;:[],&quot;custom&quot;:[]} CSL_BIBLIOGRAPHY RNDaNGWGyVHU9">
        <text:p text:style-name="P47">[1]<text:tab/>B. Zhuang, C. Shen, M. Tan, L. Liu, and I. Reid, ‘Structured Binary Neural Networks for Accurate Image Classification and Semantic Segmentation’, <text:span text:style-name="T5">ArXiv181110413 Cs</text:span>, Nov. 2018, Accessed: Oct. 30, 2021. [Online]. Available: <text:a xlink:type="simple" xlink:href="http://arxiv.org/abs/1811.10413" text:style-name="Internet_20_link" text:visited-style-name="Visited_20_Internet_20_Link">http://arxiv.org/abs/1811.10413</text:a></text:p>
        <text:p text:style-name="P47"/>
        <text:p text:style-name="P47">[2]<text:tab/>Z. Liu, Z. Shen, M. Savvides, and K.-T. Cheng, ‘ReActNet: Towards Precise Binary Neural Network with Generalized Activation Functions’, in <text:span text:style-name="T5">Computer Vision – ECCV 2020</text:span>, vol. 12359, A. Vedaldi, H. Bischof, T. Brox, and J.-M. Frahm, Eds. Cham: Springer International Publishing, 2020, pp. 143–159. doi: 10.1007/978-3-030-58568-6_9.</text:p>
        <text:p text:style-name="P47"/>
        <text:p text:style-name="P47">[3]<text:tab/>L. Guerra, B. Zhuang, I. Reid, and T. Drummond, ‘Automatic Pruning for Quantized Neural Networks’, <text:span text:style-name="T5">ArXiv200200523 Cs</text:span>, Feb. 2020, Accessed: Oct. 30, 2021. [Online]. Available: <text:a xlink:type="simple" xlink:href="http://arxiv.org/abs/2002.00523" text:style-name="Internet_20_link" text:visited-style-name="Visited_20_Internet_20_Link">http://arxiv.org/abs/2002.00523</text:a></text:p>
        <text:p text:style-name="P47"/>
        <text:p text:style-name="P47">[4]<text:tab/>Y. Chen, T. Yang, C. Li, and Y. Zhang, ‘A Binarized Segmented ResNet Based on Edge Computing for Re-Identification’, <text:span text:style-name="T5">Sensors</text:span>, vol. 20, no. 23, p. 6902, Dec. 2020, doi: 10.3390/s20236902.</text:p>
        <text:p text:style-name="P47"/>
        <text:p text:style-name="P47">[5]<text:tab/>G. Bahl, L. Daniel, M. Moretti, and F. Lafarge, ‘Low-Power Neural Networks for Semantic Segmentation of Satellite Images’, in <text:span text:style-name="T5">2019 IEEE/CVF International Conference on Computer Vision Workshop (ICCVW)</text:span>, Seoul, Korea (South), Oct. 2019, pp. 2469–2476. doi: 10.1109/ICCVW.2019.00302.</text:p>
        <text:p text:style-name="P47"/>
        <text:p text:style-name="P47">[6]<text:tab/>E. A. Dmitriev, A. A. Borodinov, A. I. Maksimov, and S. A. Rychazhkov, ‘Automatic detection of constructions using binary image segmentation algorithms’, <text:span text:style-name="T5">Inf. Technol. Nanotechnol.</text:span>, no. 2391, pp. 264–268, 2019, doi: 10.18287/1613-0073-2019-2391-264-268.</text:p>
        <text:p text:style-name="P47"/>
        <text:p text:style-name="P47">[7]<text:tab/>M. Drusch <text:span text:style-name="T5">et al.</text:span>, ‘Sentinel-2: ESA’s Optical High-Resolution Mission for GMES Operational Services’, <text:span text:style-name="T5">Remote Sens. Environ.</text:span>, vol. 120, pp. 25–36, May 2012, doi: 10.1016/j.rse.2011.11.026.</text:p>
        <text:p text:style-name="P47"/>
        <text:p text:style-name="P47">[8]<text:tab/>G. Giuffrida <text:span text:style-name="T5">et al.</text:span>, ‘CloudScout: A Deep Neural Network for On-Board Cloud Detection on Hyperspectral Images’, <text:span text:style-name="T5">Remote Sens.</text:span>, vol. 12, no. 14, p. 2205, Jul. 2020, doi: 10.3390/rs12142205.</text:p>
        <text:p text:style-name="P47"/>
        <text:p text:style-name="P46">[9]<text:tab/>L. Diana, J. Xu, and L. Fanucci, ‘Oil Spill Identification from SAR Images for Low Power Embedded Systems Using CNN’, <text:span text:style-name="T5">Remote Sens.</text:span>, vol. 13, no. 18, p. 3606, Sep. 2021, doi: 10.3390/rs13183606.</text:p>
      </text:section>
      <text:p text:style-name="P11"/>
      <text:p text:style-name="P11"/>
      <text:p text:style-name="P23"/>
      <text:p text:style-name="P44">RESEARCH DETAILS</text:p>
      <text:p text:style-name="P22"/>
      <text:p text:style-name="P22">In 300 words describe how your research will align to the SmartSat priority research areas, including any alignment to areas of application (i.e. Agriculture, Mining and Resources, Disaster and Emergency Management, Water and Environmental Management).</text:p>
      <text:p text:style-name="P25"/>
      <text:p text:style-name="P27"/>
      <text:p text:style-name="P18"><text:span text:style-name="T47">This project’s resulting system</text:span> will demonstrate and enable <text:span text:style-name="T6">Advanced Autonomy</text:span> through <text:span text:style-name="T6">Embodied Intelligence </text:span><text:span text:style-name="T44">by dynamically reconfiguring the processing techniques used based on observations. </text:span></text:p>
      <text:p text:style-name="P21"><text:span text:style-name="T45">A</text:span><text:span text:style-name="T43">utonomously understanding and processing usable or </text:span><text:span text:style-name="T46">notable</text:span><text:span text:style-name="T43"> detections can save communication bandwidth, and enhance results through adaptive tasking of a sensor suite.</text:span></text:p>
      <text:p text:style-name="P19">Higher fidelity intelligence from <text:span text:style-name="T8">Remote</text:span><text:span text:style-name="T6"> Sensing </text:span>will allow <text:span text:style-name="T6">Onboard Analytics </text:span>to provide more accurate, <text:span text:style-name="T48">prompt, and relevant data</text:span>. </text:p>
      <text:p text:style-name="P17"/>
      <text:p text:style-name="P20">While this project will target ISR, <text:span text:style-name="T42">the resulting system can be configured to any domain, and can be quickly customised for industry use. Areas that can benefit include </text:span><text:span text:style-name="T7">Disaster and Emergency Management</text:span><text:span text:style-name="T42">, where tracking and responding to an evolving situation quickly means crucial information is communicated efficiently. </text:span><text:span text:style-name="T7">Water and Environmental Management </text:span><text:span text:style-name="T42">too, where real-time hydrological analysis is needed to gauge flow changes, or real-time monitoring of forests and </text:span><text:span text:style-name="T7">Agricultural</text:span><text:span text:style-name="T42"> crops can detect climate events or pest infestations.</text:span></text:p>
      <text:p text:style-name="P26"/>
      <text:p text:style-name="P22">In 300 words what is the intended nature and extent of your industry/end-user interaction within this scholarship?</text:p>
      <text:p text:style-name="P22"/>
      <text:p text:style-name="P28">This project will develop a system tailored for industry partner DSTG’s ????? project/platform. The goals will be to achieve outputs of ????? . The proposed system will aid this by providing real-time processing of data on-board ????? . Metrics of success will include deployment to ????? and enablement of ????, demonstrating enhancement over previous technologies.</text:p>
      <text:p text:style-name="P29"/>
      <text:p text:style-name="P30">DSTG contact FirstName LastName will provide support in the capacity of providing access to platform/datasets ?????, and give clear expectations and timelines of goals. They will be provided with progress reports and system demonstrations to give feedback on direction/requirements ????? .</text:p>
      <text:p text:style-name="P31"/>
      <text:p text:style-name="P44">RELEVANT EXPERIENCE</text:p>
      <text:p text:style-name="P24"/>
      <text:p text:style-name="P24">Minelab – Honours Industry Placement – 2016</text:p>
      <text:p text:style-name="P24"><text:span text:style-name="T10">Brief Description of Role</text:span><text:span text:style-name="T9"> </text:span></text:p>
      <text:p text:style-name="P38"/>
      <text:p text:style-name="P34">As part of my Honours ICT project I conducted research into optimising a correlation coefficient algorithm written in OpenCV by reimplementing it in CUDA. I found that the abstraction offered by OpenCV restricted certain optimisations made available by the lower level CUDA API, such as kernel merging.</text:p>
      <text:p text:style-name="P35">This resulted in higher performance and lower power consumption for the end application, which was crucial for the target embedded platform.</text:p>
      <text:p text:style-name="P35"/>
      <text:p text:style-name="P37">University of South Australia – Research Assistant – 2017</text:p>
      <text:p text:style-name="P33"><text:span text:style-name="T50">Brief Description of Role</text:span><text:span text:style-name="T49"> </text:span></text:p>
      <text:p text:style-name="P36"/>
      <text:p text:style-name="P36">After graduating, I spent a year as a research assistant in UniSA’s Advanced Computing Research Centre. Here I gained experience with wide residual networks for facial expression recognition, spherical camera calibration, and using the Tensorflow object detection API to conduct experiments for neural network calibration on popular datasets such as COCO.</text:p>
      <text:p text:style-name="P45">Significance/Contribution <text:span text:style-name="T51">Cutout</text:span></text:p>
      <text:p text:style-name="P32"/>
      <text:p text:style-name="P32">This project is suited to benefit the state of the contemporary space industry, especially within Australia. <text:span text:style-name="T35">With the launch of the Australian Space Agency (ASA) in 2018 </text:span>the domestic industry has seen rapid<text:span text:style-name="T36">ly</text:span> accelerating growth. Locally developed small satellites have been successfully launched for Earth Observation (EO), notably:</text:p>
      <text:list xml:id="list502058641" text:style-name="L2">
        <text:list-item>
          <text:p text:style-name="P50">NICSAT: a small ISR satellite with the goal of validating on-board machine learning for intelligently selective data transmission. <text:span text:style-name="T37">[2]</text:span></text:p>
        </text:list-item>
        <text:list-item>
          <text:p text:style-name="P51">CUAVA-1: a CubeSat equipped with an RGB camera and other sensors intended for EO.</text:p>
        </text:list-item>
        <text:list-item>
          <text:p text:style-name="P51">BINAR: <text:span text:style-name="T38">a CubeSat platform <text:s/>intending to explore the solar system, with an upcoming mission to observe the lunar surface with a thermal IR imaging camera and magnetometer.</text:span></text:p>
        </text:list-item>
      </text:list>
      <text:p text:style-name="P14"/>
      <text:p text:style-name="P15">CubeSats, while originally intended for academic use, have been increasingly adopted by industry. Their accessible use of commercial off the shelf components and low cost make them ideal for <text:span text:style-name="T39">constellations and individual EO [3]. <text:s/>They are seeing global use in a number of missions, just some being: [3]</text:span></text:p>
      <text:list xml:id="list1826475686" text:style-name="L3">
        <text:list-item>
          <text:p text:style-name="P52">ExoCube: used for EO of the exosphere and ionospher<text:span text:style-name="T40">e</text:span>.</text:p>
        </text:list-item>
        <text:list-item>
          <text:p text:style-name="P52">Asteria: used for detecting exoplanets.</text:p>
        </text:list-item>
        <text:list-item>
          <text:p text:style-name="P53">NEA Scout: conducting a flyby of a near Earth asteroid.</text:p>
        </text:list-item>
        <text:list-item>
          <text:p text:style-name="P53">Planet Labs: a megaconstellation used to take high resolution images of earth.</text:p>
        </text:list-item>
      </text:list>
      <text:p text:style-name="P16"/>
      <text:p text:style-name="P16">Beyond these, many other missions are generating large swathes of data, such as the Landsat Program, SPOT 7, <text:span text:style-name="T41">and WorldView, all using various combinations of advanced sensors [4]. The advances in reusable rockets, multi-satellite launch capabilities, sensor improvements, and the ASA’s goal of strengthening international collaboration will see Australia gain access to a flood of data [5]. Developing domestic tools and expertise such as proposed in this project will contribute to securing our place in this global industry.</text:span></text:p>
      <text:p text:style-name="P43"/>
      <text:p text:style-name="P41">Furthermore, this project will benefit areas other than ISR, such as environmental mapping, disaster management, astronomy, and even deep space exploration where data transmission is severely restricted. The system this project will output can be quickly adapted on completion for industry utilis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Roman" svg:font-family="'Times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ans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AU" style:letter-kerning="true" style:font-name-asian="Noto Sans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ibliography_20_1" style:display-name="Bibliography 1" style:family="paragraph" style:parent-style-name="Index" style:class="index">
      <style:paragraph-properties fo:margin-left="0.677cm" fo:margin-right="0cm" fo:margin-top="0cm" fo:margin-bottom="0cm" loext:contextual-spacing="false" style:line-height-at-least="0.423cm" fo:text-indent="-0.677cm" style:auto-text-indent="false">
        <style:tab-stops>
          <style:tab-stop style:position="0.677cm"/>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8T13:27:43.691813117</meta:creation-date>
    <dc:date>2021-12-19T12:47:35.385288813</dc:date>
    <meta:editing-duration>P1DT8H35M</meta:editing-duration>
    <meta:editing-cycles>16</meta:editing-cycles>
    <meta:generator>LibreOffice/6.0.7.3$Linux_X86_64 LibreOffice_project/00m0$Build-3</meta:generator>
    <meta:document-statistic meta:table-count="0" meta:image-count="0" meta:object-count="0" meta:page-count="7" meta:paragraph-count="82" meta:word-count="2231" meta:character-count="15211" meta:non-whitespace-character-count="13063"/>
    <meta:user-defined meta:name="ZOTERO_PREF_1">&lt;data data-version="3" zotero-version="5.0.96.3"&gt;&lt;session id="WGrhoPYx"/&gt;&lt;style id="http://www.zotero.org/styles/ieee" locale="en-GB" hasBibliography="1" bibliographyStyleHasBeenSet="1"/&gt;&lt;prefs&gt;&lt;pref name="fieldType" value="ReferenceMark"/&gt;&lt;pref name="aut</meta:user-defined>
    <meta:user-defined meta:name="ZOTERO_PREF_2">omaticJournalAbbreviations" value="true"/&gt;&lt;/prefs&gt;&lt;/data&gt;</meta:user-defined>
  </office:meta>
</office:document-meta>
</file>